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8cm" fo:margin-left="0cm" table:align="left" style:shadow="#aecf00 -0.18cm -0.18cm"/>
    </style:style>
    <style:style style:name="Tableau2.A" style:family="table-column">
      <style:table-column-properties style:column-width="3.099cm"/>
    </style:style>
    <style:style style:name="Tableau2.B" style:family="table-column">
      <style:table-column-properties style:column-width="14.901cm"/>
    </style:style>
    <style:style style:name="Tableau2.A1" style:family="table-cell">
      <style:table-cell-properties fo:background-color="#aecf00" fo:padding="0.097cm" fo:border="0.05pt solid #000000">
        <style:background-image/>
      </style:table-cell-properties>
    </style:style>
    <style:style style:name="Tableau2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2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" style:family="table">
      <style:table-properties style:width="18.009cm" fo:margin-left="0cm" table:align="left" style:shadow="#ff950e -0.18cm -0.18cm"/>
    </style:style>
    <style:style style:name="Tableau1.A" style:family="table-column">
      <style:table-column-properties style:column-width="3.217cm"/>
    </style:style>
    <style:style style:name="Tableau1.B" style:family="table-column">
      <style:table-column-properties style:column-width="14.792cm"/>
    </style:style>
    <style:style style:name="Tableau1.A1" style:family="table-cell">
      <style:table-cell-properties fo:background-color="#ff950e" fo:padding="0.097cm" fo:border="0.05pt solid #000000">
        <style:background-image/>
      </style:table-cell-properties>
    </style:style>
    <style:style style:name="Tableau1.A2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2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B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 style:shadow="#0099ff -0.18cm -0.18cm"/>
    </style:style>
    <style:style style:name="Tableau14.A" style:family="table-column">
      <style:table-column-properties style:column-width="3.237cm"/>
    </style:style>
    <style:style style:name="Tableau14.B" style:family="table-column">
      <style:table-column-properties style:column-width="14.773cm"/>
    </style:style>
    <style:style style:name="Tableau14.A1" style:family="table-cell">
      <style:table-cell-properties fo:background-color="#0099ff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4.B2" style:family="table-cell">
      <style:table-cell-properties fo:padding="0.097cm" fo:border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4" style:family="table-cell">
      <style:table-cell-properties fo:padding="0.097cm" fo:border-left="0.05pt solid #000000" fo:border-right="none" fo:border-top="none" fo:border-bottom="0.05pt solid #000000"/>
    </style:style>
    <style:style style:name="Tableau1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5" style:family="table-cell">
      <style:table-cell-properties fo:padding="0.097cm" fo:border-left="0.05pt solid #000000" fo:border-right="none" fo:border-top="none" fo:border-bottom="0.05pt solid #000000"/>
    </style:style>
    <style:style style:name="Tableau14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6" style:family="table-cell">
      <style:table-cell-properties fo:padding="0.097cm" fo:border-left="0.05pt solid #000000" fo:border-right="none" fo:border-top="none" fo:border-bottom="0.05pt solid #000000"/>
    </style:style>
    <style:style style:name="Tableau14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7" style:family="table-cell">
      <style:table-cell-properties fo:padding="0.097cm" fo:border-left="0.05pt solid #000000" fo:border-right="none" fo:border-top="none" fo:border-bottom="0.05pt solid #000000"/>
    </style:style>
    <style:style style:name="Tableau14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8" style:family="table-cell">
      <style:table-cell-properties fo:padding="0.097cm" fo:border-left="0.05pt solid #000000" fo:border-right="none" fo:border-top="none" fo:border-bottom="0.05pt solid #000000"/>
    </style:style>
    <style:style style:name="Tableau14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9" style:family="table-cell">
      <style:table-cell-properties fo:padding="0.097cm" fo:border-left="0.05pt solid #000000" fo:border-right="none" fo:border-top="none" fo:border-bottom="0.05pt solid #000000"/>
    </style:style>
    <style:style style:name="Tableau14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9cm" fo:margin-left="0cm" table:align="left" style:shadow="#0099ff -0.18cm -0.18cm"/>
    </style:style>
    <style:style style:name="Table1.A" style:family="table-column">
      <style:table-column-properties style:column-width="3.237cm"/>
    </style:style>
    <style:style style:name="Table1.B" style:family="table-column">
      <style:table-column-properties style:column-width="14.773cm"/>
    </style:style>
    <style:style style:name="Table1.A1" style:family="table-cell">
      <style:table-cell-properties fo:background-color="#0099ff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2" style:family="table-cell">
      <style:table-cell-properties fo:padding="0.097cm" fo:border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9" style:family="table-cell">
      <style:table-cell-properties fo:padding="0.097cm" fo:border-left="0.05pt solid #000000" fo:border-right="none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9cm" fo:margin-left="0cm" table:align="left" style:shadow="#66ffff -0.18cm -0.18cm"/>
    </style:style>
    <style:style style:name="Table2.A" style:family="table-column">
      <style:table-column-properties style:column-width="3.237cm"/>
    </style:style>
    <style:style style:name="Table2.B" style:family="table-column">
      <style:table-column-properties style:column-width="14.773cm"/>
    </style:style>
    <style:style style:name="Table2.A1" style:family="table-cell">
      <style:table-cell-properties fo:background-color="#66ffff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9cm" fo:margin-left="0cm" table:align="left" style:shadow="#66ffff -0.18cm -0.18cm"/>
    </style:style>
    <style:style style:name="Tableau3.A" style:family="table-column">
      <style:table-column-properties style:column-width="3.237cm"/>
    </style:style>
    <style:style style:name="Tableau3.B" style:family="table-column">
      <style:table-column-properties style:column-width="14.773cm"/>
    </style:style>
    <style:style style:name="Tableau3.A1" style:family="table-cell">
      <style:table-cell-properties fo:background-color="#66ff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2" style:family="table-cell">
      <style:table-cell-properties fo:padding="0.097cm" fo:border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officeooo:paragraph-rsid="00410c4e" style:font-size-asian="5.25pt" style:font-size-complex="6pt"/>
    </style:style>
    <style:style style:name="P4" style:family="paragraph" style:parent-style-name="Standard">
      <style:text-properties fo:font-size="6pt" officeooo:paragraph-rsid="005056cc" style:font-size-asian="5.25pt" style:font-size-complex="6pt"/>
    </style:style>
    <style:style style:name="P5" style:family="paragraph" style:parent-style-name="Standard">
      <style:text-properties fo:font-size="6pt" officeooo:paragraph-rsid="0091b755" style:font-size-asian="5.25pt" style:font-size-complex="6pt"/>
    </style:style>
    <style:style style:name="P6" style:family="paragraph" style:parent-style-name="Standard">
      <style:text-properties fo:font-size="6pt" officeooo:paragraph-rsid="00b96fba" style:font-size-asian="5.25pt" style:font-size-complex="6pt"/>
    </style:style>
    <style:style style:name="P7" style:family="paragraph" style:parent-style-name="Standard">
      <style:text-properties fo:font-size="6pt" officeooo:paragraph-rsid="00ba022c" style:font-size-asian="5.25pt" style:font-size-complex="6pt"/>
    </style:style>
    <style:style style:name="P8" style:family="paragraph" style:parent-style-name="Standard">
      <style:text-properties fo:font-size="6pt" officeooo:paragraph-rsid="0132f39a" style:font-size-asian="5.25pt" style:font-size-complex="6pt"/>
    </style:style>
    <style:style style:name="P9" style:family="paragraph" style:parent-style-name="Standard">
      <style:text-properties fo:font-size="6pt" officeooo:paragraph-rsid="0148b714" style:font-size-asian="5.25pt" style:font-size-complex="6pt"/>
    </style:style>
    <style:style style:name="P10" style:family="paragraph" style:parent-style-name="Standard">
      <style:text-properties fo:font-size="6pt" officeooo:rsid="01f9b9d2" officeooo:paragraph-rsid="001775c7" style:font-size-asian="5.25pt" style:font-size-complex="6pt"/>
    </style:style>
    <style:style style:name="P11" style:family="paragraph" style:parent-style-name="Standard">
      <style:text-properties fo:font-size="6pt" style:font-size-asian="6pt" style:font-size-complex="6pt"/>
    </style:style>
    <style:style style:name="P12" style:family="paragraph" style:parent-style-name="Standard">
      <style:text-properties fo:font-size="6pt" officeooo:paragraph-rsid="013340f4" style:font-size-asian="6pt" style:font-size-complex="6pt"/>
    </style:style>
    <style:style style:name="P13" style:family="paragraph" style:parent-style-name="Standard">
      <style:text-properties fo:font-size="6pt" officeooo:paragraph-rsid="000cd3fd" style:font-size-asian="6pt" style:font-size-complex="6pt"/>
    </style:style>
    <style:style style:name="P14" style:family="paragraph" style:parent-style-name="Standard">
      <style:text-properties style:font-name="Verdana2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Verdana2" fo:font-size="10pt" fo:font-weight="bold" officeooo:rsid="00ff61f7" officeooo:paragraph-rsid="00ff61f7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Verdana2" fo:font-size="10pt" fo:font-weight="bold" officeooo:rsid="00cb21d1" officeooo:paragraph-rsid="00cb21d1" style:font-size-asian="10pt" style:font-weight-asian="bold" style:font-size-complex="10pt" style:font-weight-complex="bold"/>
    </style:style>
    <style:style style:name="P17" style:family="paragraph" style:parent-style-name="Standard">
      <style:text-properties style:font-name="Verdana2" fo:font-size="10pt" fo:font-weight="bold" officeooo:rsid="00f33a3e" officeooo:paragraph-rsid="00f33a3e" style:font-size-asian="10pt" style:font-weight-asian="bold" style:font-size-complex="10pt" style:font-weight-complex="bold"/>
    </style:style>
    <style:style style:name="P18" style:family="paragraph" style:parent-style-name="Standard">
      <style:text-properties style:font-name="Verdana2" fo:font-size="10pt" fo:font-weight="bold" officeooo:rsid="01b69c0a" officeooo:paragraph-rsid="01b69c0a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Verdana2" fo:font-size="10pt" fo:font-weight="bold" officeooo:rsid="01b9654b" officeooo:paragraph-rsid="01b9654b" style:font-size-asian="10pt" style:font-weight-asian="bold" style:font-size-complex="10pt" style:font-weight-complex="bold"/>
    </style:style>
    <style:style style:name="P20" style:family="paragraph" style:parent-style-name="Standard">
      <style:text-properties style:font-name="Verdana2" fo:font-size="10pt" fo:font-weight="bold" officeooo:rsid="0239e136" officeooo:paragraph-rsid="0239e136" style:font-size-asian="10pt" style:font-weight-asian="bold" style:font-size-complex="10pt" style:font-weight-complex="bold"/>
    </style:style>
    <style:style style:name="P21" style:family="paragraph" style:parent-style-name="Titre_20_document_20_1">
      <style:text-properties officeooo:paragraph-rsid="0093b983"/>
    </style:style>
    <style:style style:name="P22" style:family="paragraph" style:parent-style-name="Titre_20_document_20_1">
      <style:text-properties officeooo:paragraph-rsid="0094cd82"/>
    </style:style>
    <style:style style:name="P23" style:family="paragraph" style:parent-style-name="Tableau_20_libellé">
      <style:text-properties officeooo:paragraph-rsid="00ba022c"/>
    </style:style>
    <style:style style:name="P24" style:family="paragraph" style:parent-style-name="Tableau_20_libellé">
      <style:text-properties officeooo:rsid="00bdf55e" officeooo:paragraph-rsid="00bdf55e"/>
    </style:style>
    <style:style style:name="P25" style:family="paragraph" style:parent-style-name="Tableau_20_libellé">
      <style:text-properties officeooo:rsid="00bdf55e" officeooo:paragraph-rsid="0148b714"/>
    </style:style>
    <style:style style:name="P26" style:family="paragraph" style:parent-style-name="Tableau_20_libellé">
      <style:text-properties officeooo:rsid="00d45f0f" officeooo:paragraph-rsid="00d45f0f"/>
    </style:style>
    <style:style style:name="P27" style:family="paragraph" style:parent-style-name="Tableau_20_libellé">
      <style:text-properties officeooo:rsid="00d45f0f" officeooo:paragraph-rsid="0132f39a"/>
    </style:style>
    <style:style style:name="P28" style:family="paragraph" style:parent-style-name="Tableau_20_libellé">
      <style:text-properties officeooo:rsid="00e88963" officeooo:paragraph-rsid="00e88963"/>
    </style:style>
    <style:style style:name="P29" style:family="paragraph" style:parent-style-name="Tableau_20_libellé">
      <style:text-properties officeooo:rsid="00e88963" officeooo:paragraph-rsid="0132f39a"/>
    </style:style>
    <style:style style:name="P30" style:family="paragraph" style:parent-style-name="Tableau_20_libellé">
      <style:text-properties officeooo:rsid="00fb754c" officeooo:paragraph-rsid="00fb754c"/>
    </style:style>
    <style:style style:name="P31" style:family="paragraph" style:parent-style-name="Tableau_20_libellé">
      <style:text-properties officeooo:rsid="00fb754c" officeooo:paragraph-rsid="0132f39a"/>
    </style:style>
    <style:style style:name="P32" style:family="paragraph" style:parent-style-name="Tableau_20_libellé">
      <style:text-properties officeooo:rsid="012a8735" officeooo:paragraph-rsid="012fe37d"/>
    </style:style>
    <style:style style:name="P33" style:family="paragraph" style:parent-style-name="Tableau_20_libellé">
      <style:text-properties officeooo:rsid="012a8735" officeooo:paragraph-rsid="0132f39a"/>
    </style:style>
    <style:style style:name="P34" style:family="paragraph" style:parent-style-name="Tableau_20_libellé">
      <style:text-properties officeooo:paragraph-rsid="0132f39a"/>
    </style:style>
    <style:style style:name="P35" style:family="paragraph" style:parent-style-name="Tableau_20_libellé">
      <style:text-properties officeooo:paragraph-rsid="0148b714"/>
    </style:style>
    <style:style style:name="P36" style:family="paragraph" style:parent-style-name="Tableau_20_libellé">
      <style:text-properties officeooo:rsid="01ae825c" officeooo:paragraph-rsid="01ae825c"/>
    </style:style>
    <style:style style:name="P37" style:family="paragraph" style:parent-style-name="Tableau_20_libellé">
      <style:text-properties style:font-name="Verdana1" fo:font-size="10pt" fo:font-style="normal" fo:font-weight="bold" officeooo:rsid="01b39f5b" officeooo:paragraph-rsid="01b39f5b" fo:background-color="transparent" style:font-size-asian="12pt" style:font-style-asian="normal" style:font-size-complex="12pt" style:font-style-complex="normal"/>
    </style:style>
    <style:style style:name="P38" style:family="paragraph" style:parent-style-name="Tableau_20_libellé">
      <style:text-properties officeooo:rsid="01bd5a43" officeooo:paragraph-rsid="01bd5a43"/>
    </style:style>
    <style:style style:name="P39" style:family="paragraph" style:parent-style-name="Tableau_20_libellé">
      <style:text-properties officeooo:rsid="01bd5a43" officeooo:paragraph-rsid="01dd86ee"/>
    </style:style>
    <style:style style:name="P40" style:family="paragraph" style:parent-style-name="Tableau_20_libellé">
      <style:text-properties officeooo:rsid="023a6a4b" officeooo:paragraph-rsid="023a6a4b"/>
    </style:style>
    <style:style style:name="P41" style:family="paragraph" style:parent-style-name="Tableau_20_valeur">
      <style:text-properties officeooo:rsid="00af52be" officeooo:paragraph-rsid="00ba022c"/>
    </style:style>
    <style:style style:name="P42" style:family="paragraph" style:parent-style-name="Tableau_20_valeur">
      <style:text-properties officeooo:rsid="00af52be" officeooo:paragraph-rsid="00bdf55e"/>
    </style:style>
    <style:style style:name="P43" style:family="paragraph" style:parent-style-name="Tableau_20_valeur">
      <style:text-properties officeooo:rsid="00af52be" officeooo:paragraph-rsid="0148b714"/>
    </style:style>
    <style:style style:name="P44" style:family="paragraph" style:parent-style-name="Tableau_20_valeur">
      <style:text-properties officeooo:paragraph-rsid="00ba022c"/>
    </style:style>
    <style:style style:name="P45" style:family="paragraph" style:parent-style-name="Tableau_20_valeur">
      <style:text-properties officeooo:rsid="00bdf55e" officeooo:paragraph-rsid="00bdf55e"/>
    </style:style>
    <style:style style:name="P46" style:family="paragraph" style:parent-style-name="Tableau_20_valeur">
      <style:text-properties officeooo:rsid="00bdf55e" officeooo:paragraph-rsid="0148b714"/>
    </style:style>
    <style:style style:name="P47" style:family="paragraph" style:parent-style-name="Tableau_20_valeur">
      <style:text-properties officeooo:rsid="00cb21d1" officeooo:paragraph-rsid="00cb21d1"/>
    </style:style>
    <style:style style:name="P48" style:family="paragraph" style:parent-style-name="Tableau_20_valeur">
      <style:text-properties officeooo:paragraph-rsid="00d45f0f"/>
    </style:style>
    <style:style style:name="P49" style:family="paragraph" style:parent-style-name="Tableau_20_valeur">
      <style:text-properties officeooo:paragraph-rsid="00e88963"/>
    </style:style>
    <style:style style:name="P50" style:family="paragraph" style:parent-style-name="Tableau_20_valeur">
      <style:text-properties officeooo:rsid="00f33a3e" officeooo:paragraph-rsid="00f33a3e"/>
    </style:style>
    <style:style style:name="P51" style:family="paragraph" style:parent-style-name="Tableau_20_valeur">
      <style:text-properties officeooo:paragraph-rsid="00fb754c"/>
    </style:style>
    <style:style style:name="P52" style:family="paragraph" style:parent-style-name="Tableau_20_valeur">
      <style:text-properties officeooo:rsid="00ff61f7" officeooo:paragraph-rsid="00ff61f7"/>
    </style:style>
    <style:style style:name="P53" style:family="paragraph" style:parent-style-name="Tableau_20_valeur">
      <style:text-properties officeooo:rsid="012a8735" officeooo:paragraph-rsid="012a8735"/>
    </style:style>
    <style:style style:name="P54" style:family="paragraph" style:parent-style-name="Tableau_20_valeur">
      <style:text-properties officeooo:rsid="012a8735" officeooo:paragraph-rsid="0132f39a"/>
    </style:style>
    <style:style style:name="P55" style:family="paragraph" style:parent-style-name="Tableau_20_valeur">
      <style:text-properties officeooo:paragraph-rsid="0132f39a"/>
    </style:style>
    <style:style style:name="P56" style:family="paragraph" style:parent-style-name="Tableau_20_valeur">
      <style:text-properties officeooo:paragraph-rsid="0148b714"/>
    </style:style>
    <style:style style:name="P57" style:family="paragraph" style:parent-style-name="Tableau_20_valeur">
      <style:text-properties officeooo:rsid="01b9654b" officeooo:paragraph-rsid="01b9654b"/>
    </style:style>
    <style:style style:name="P58" style:family="paragraph" style:parent-style-name="Tableau_20_valeur">
      <style:text-properties officeooo:rsid="01ba1d3b" officeooo:paragraph-rsid="01ba1d3b"/>
    </style:style>
    <style:style style:name="P59" style:family="paragraph" style:parent-style-name="Tableau_20_valeur">
      <style:text-properties officeooo:rsid="01bf28e6" officeooo:paragraph-rsid="01bf28e6"/>
    </style:style>
    <style:style style:name="P60" style:family="paragraph" style:parent-style-name="Tableau_20_valeur">
      <style:text-properties officeooo:rsid="01bf28e6" officeooo:paragraph-rsid="01dd86ee"/>
    </style:style>
    <style:style style:name="P61" style:family="paragraph" style:parent-style-name="Tableau_20_valeur">
      <style:text-properties officeooo:rsid="0239e136" officeooo:paragraph-rsid="0239e136"/>
    </style:style>
    <style:style style:name="P62" style:family="paragraph" style:parent-style-name="Tableau_20_valeur">
      <style:text-properties officeooo:rsid="023a6a4b"/>
    </style:style>
    <style:style style:name="P63" style:family="paragraph" style:parent-style-name="Tableau_20_valeur">
      <style:text-properties officeooo:rsid="023a6a4b" officeooo:paragraph-rsid="00d45f0f"/>
    </style:style>
    <style:style style:name="P64" style:family="paragraph" style:parent-style-name="Tableau_20_valeur">
      <style:text-properties officeooo:rsid="023a6a4b" officeooo:paragraph-rsid="0132f39a"/>
    </style:style>
    <style:style style:name="P65" style:family="paragraph" style:parent-style-name="Titre_20_document">
      <style:text-properties officeooo:rsid="00ce21da"/>
    </style:style>
    <style:style style:name="P66" style:family="paragraph" style:parent-style-name="Titre_20_document">
      <style:paragraph-properties fo:text-align="start" style:justify-single-word="false"/>
      <style:text-properties fo:font-size="14pt" officeooo:paragraph-rsid="01efa325" style:font-size-asian="14pt" style:font-size-complex="14pt"/>
    </style:style>
    <style:style style:name="P67" style:family="paragraph" style:parent-style-name="Titre_20_document">
      <style:paragraph-properties fo:text-align="start" style:justify-single-word="false"/>
      <style:text-properties fo:font-size="14pt" officeooo:paragraph-rsid="01f18a8b" style:font-size-asian="14pt" style:font-size-complex="14pt"/>
    </style:style>
    <style:style style:name="P68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69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0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1" style:family="paragraph" style:parent-style-name="Standard">
      <style:paragraph-properties fo:break-before="page"/>
      <style:text-properties fo:font-size="6pt" officeooo:paragraph-rsid="001775c7" style:font-size-asian="5.25pt" style:font-size-complex="6pt"/>
    </style:style>
    <style:style style:name="P72" style:family="paragraph" style:parent-style-name="Titre_20_Action" style:list-style-name="numerotation_20_pst">
      <style:paragraph-properties fo:margin-left="1cm" fo:margin-right="0cm" fo:text-indent="0cm" style:auto-text-indent="false"/>
      <style:text-properties officeooo:paragraph-rsid="005056cc"/>
    </style:style>
    <style:style style:name="P73" style:family="paragraph" style:parent-style-name="Titre_20_OO" style:list-style-name="numerotation_20_pst">
      <style:paragraph-properties fo:margin-left="1cm" fo:margin-right="0cm" fo:text-indent="0cm" style:auto-text-indent="false"/>
      <style:text-properties officeooo:paragraph-rsid="00423794"/>
    </style:style>
    <style:style style:name="P74" style:family="paragraph" style:parent-style-name="Titre_20_OS" style:list-style-name="numerotation_20_pst">
      <style:paragraph-properties fo:margin-left="1cm" fo:margin-right="0cm" fo:text-indent="0cm" style:auto-text-indent="false"/>
      <style:text-properties officeooo:paragraph-rsid="00410c4e"/>
    </style:style>
    <style:style style:name="P75" style:family="paragraph" style:parent-style-name="Titre_20_Sous-Action" style:list-style-name="numerotation_20_pst">
      <style:paragraph-properties fo:margin-left="1cm" fo:margin-right="0cm" fo:text-indent="0cm" style:auto-text-indent="false"/>
    </style:style>
    <style:style style:name="P76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132f39a"/>
    </style:style>
    <style:style style:name="P77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paragraph-rsid="0148b714"/>
    </style:style>
    <style:style style:name="P7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8d5286"/>
    </style:style>
    <style:style style:name="T2" style:family="text">
      <style:text-properties officeooo:rsid="0092df9d"/>
    </style:style>
    <style:style style:name="T3" style:family="text">
      <style:text-properties officeooo:rsid="0093b983"/>
    </style:style>
    <style:style style:name="T4" style:family="text">
      <style:text-properties officeooo:rsid="0094cd82"/>
    </style:style>
    <style:style style:name="T5" style:family="text">
      <style:text-properties officeooo:rsid="0095e930"/>
    </style:style>
    <style:style style:name="T6" style:family="text">
      <style:text-properties officeooo:rsid="00af52be"/>
    </style:style>
    <style:style style:name="T7" style:family="text">
      <style:text-properties officeooo:rsid="00d19763"/>
    </style:style>
    <style:style style:name="T8" style:family="text">
      <style:text-properties officeooo:rsid="012a4b8c"/>
    </style:style>
    <style:style style:name="T9" style:family="text">
      <style:text-properties style:font-name="Verdana2" fo:font-size="10pt" fo:font-weight="bold" officeooo:rsid="00ff61f7" style:font-size-asian="10pt" style:font-weight-asian="bold" style:font-size-complex="10pt" style:font-weight-complex="bold"/>
    </style:style>
    <style:style style:name="T10" style:family="text">
      <style:text-properties officeooo:rsid="018c7c00"/>
    </style:style>
    <style:style style:name="T11" style:family="text">
      <style:text-properties officeooo:rsid="01b15382"/>
    </style:style>
    <style:style style:name="T12" style:family="text">
      <style:text-properties officeooo:rsid="01c15129"/>
    </style:style>
    <style:style style:name="T13" style:family="text">
      <style:text-properties officeooo:rsid="0239e136"/>
    </style:style>
    <style:style style:name="T14" style:family="text">
      <style:text-properties officeooo:rsid="023a6a4b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><text:text-input text:description="">"PST %s" % (context.portal_type=='projectspace' and context.Description() or '')</text:text-input></text:p>
      <text:p text:style-name="P5"/>
      <text:section text:style-name="Sect1" text:name="Section titre dashboard">
        <text:p text:style-name="P5"><office:annotation><dc:creator>sge</dc:creator><dc:date>2016-09-30T08:52:17</dc:date><text:p text:style-name="P78"><text:span text:style-name="T15">do section- if view.is_dashboard()</text:span></text:p></office:annotation><office:annotation><dc:creator>sge</dc:creator><dc:date>2016-09-30T09:15:47</dc:date><text:p text:style-name="P78"><text:span text:style-name="T15">do text if view.uids_to_objs(brains)</text:span></text:p></office:annotation><text:span text:style-name="T2">brains (cette ligne sera enlevée)</text:span></text:p>
        <text:p text:style-name="P21"><office:annotation><dc:creator>sge </dc:creator><dc:date>2013-10-18T14:28:03</dc:date><text:p text:style-name="P78"><text:span text:style-name="T15">do text if context.getPortalTypeName()=='projectspace'</text:span></text:p></office:annotation><text:span text:style-name="T3">Sélection d’</text:span>objectif<text:span text:style-name="T3">s</text:span> stratégique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3">Sélection d’</text:span>objectif<text:span text:style-name="T3">s</text:span> opérationnel<text:span text:style-name="T3">s</text:span></text:p>
        <text:p text:style-name="P21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4">Sélection d’</text:span>action<text:span text:style-name="T4">s</text:span></text:p>
        <text:p text:style-name="P66"><office:annotation><dc:creator>sge </dc:creator><dc:date>2013-10-18T14:28:03</dc:date><text:p text:style-name="P78"><text:span text:style-name="T15">do text if context.getPortalTypeName()=='action'</text:span></text:p></office:annotation>Sélection de sous-actions</text:p>
      </text:section>
      <text:section text:style-name="Sect1" text:name="Section titre normal">
        <text:p text:style-name="Titre_20_document_20_1"><office:annotation><dc:creator>sge</dc:creator><dc:date>2016-09-30T09:21:26</dc:date><text:p text:style-name="P78"><text:span text:style-name="T15">do section- if not view.is_dashboard()</text:span></text:p></office:annotation><office:annotation><dc:creator>sge </dc:creator><dc:date>2013-10-18T14:28:03</dc:date><text:p text:style-name="P78"><text:span text:style-name="T15">do text if context.getPortalTypeName()=='strategicobjective'</text:span></text:p></office:annotation><text:span text:style-name="T5">Fiche d’un </text:span>objectif stratégique</text:p>
        <text:p text:style-name="P22"><office:annotation><dc:creator>sge </dc:creator><dc:date>2013-10-18T14:28:03</dc:date><text:p text:style-name="P78"><text:span text:style-name="T15">do text if context.getPortalTypeName()=='operationalobjective'</text:span></text:p></office:annotation><text:span text:style-name="T5">Fiche d’un </text:span>objectif opérationnel</text:p>
        <text:p text:style-name="P22"><office:annotation><dc:creator>sge </dc:creator><dc:date>2013-10-18T14:28:03</dc:date><text:p text:style-name="P78"><text:span text:style-name="T15">do text if context.getPortalTypeName()=='pstaction'</text:span></text:p></office:annotation><text:span text:style-name="T5">Fiche d’une </text:span>action</text:p>
        <text:p text:style-name="P67"><office:annotation><dc:creator>sge </dc:creator><dc:date>2013-10-18T14:28:03</dc:date><text:p text:style-name="P78"><text:span text:style-name="T15">do text if context.getPortalTypeName()=='pstsubaction'</text:span></text:p></office:annotation>Fiche d'une sous-action</text:p>
      </text:section>
      <text:p text:style-name="P5"/>
      <text:p text:style-name="P5"/>
      <text:section text:style-name="Sect1" text:name="Section table mat">
        <text:p text:style-name="P11"><office:annotation><dc:creator>sge</dc:creator><dc:date>2016-09-29T15:09:49</dc:date><text:p text:style-name="P78"><text:span text:style-name="T15">do section- if context.getPortalTypeName()=='projectspace' or view.is_dashboard()</text:span></text:p></office:annotation></text:p>
        <text:table-of-content text:style-name="Sect2" text:protected="true" text:name="Table des matières1">
          <text:table-of-content-source text:outline-level="3">
            <text:index-title-template text:style-name="Contents_20_Heading">Table des matières</text:index-title-template>
            <text:table-of-content-entry-template text:outline-level="1" text:style-name="Contents_20_1">
              <text:index-entry-link-start text:style-name="Index_20_Link"/>
              <text:index-entry-chapter text:style-name="Couleur_20_niv_20_1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 text:style-name="Couleur_20_niv_20_2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 text:style-name="Couleur_20_niv_20_3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 text:style-name="Couleur_20_niv_20_4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 text:style-name="Couleur_20_niv_20_5"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index-source-styles text:outline-level="1">
              <text:index-source-style text:style-name="Titre_20_OS"/>
            </text:index-source-styles>
            <text:index-source-styles text:outline-level="2">
              <text:index-source-style text:style-name="Titre_20_OO"/>
            </text:index-source-styles>
            <text:index-source-styles text:outline-level="3">
              <text:index-source-style text:style-name="Titre_20_Action"/>
            </text:index-source-styles>
            <text:index-source-styles text:outline-level="4">
              <text:index-source-style text:style-name="Titre_20_Sous-Action"/>
            </text:index-source-styles>
            <text:index-source-styles text:outline-level="5">
              <text:index-source-style text:style-name="Titre_20_Tache"/>
            </text:index-source-styles>
          </text:table-of-content-source>
          <text:index-body>
            <text:index-title text:style-name="Sect2" text:name="Table des matières1_Head">
              <text:p text:style-name="Contents_20_Heading">Table des matières</text:p>
            </text:index-title>
            <text:p text:style-name="P68"><text:a xlink:type="simple" xlink:href="#__RefHeading___Toc781_1946196899" text:style-name="Index_20_Link" text:visited-style-name="Index_20_Link"><text:span text:style-name="Couleur_20_niv_20_1">1. </text:span></text:a><text:a xlink:type="simple" xlink:href="#__RefHeading___Toc781_1946196899" text:style-name="Index_20_Link" text:visited-style-name="Index_20_Link">so.Title()<text:tab/>2</text:a></text:p>
            <text:p text:style-name="P70"><text:a xlink:type="simple" xlink:href="#__RefHeading___Toc783_1946196899" text:style-name="Index_20_Link" text:visited-style-name="Index_20_Link"><text:span text:style-name="Couleur_20_niv_20_2">1.1. </text:span></text:a><text:a xlink:type="simple" xlink:href="#__RefHeading___Toc783_1946196899" text:style-name="Index_20_Link" text:visited-style-name="Index_20_Link">oo.Title()<text:tab/>2</text:a></text:p>
            <text:p text:style-name="P69"><text:a xlink:type="simple" xlink:href="#__RefHeading___Toc785_1946196899" text:style-name="Index_20_Link" text:visited-style-name="Index_20_Link"><text:span text:style-name="Couleur_20_niv_20_3">1.1.1. </text:span></text:a><text:a xlink:type="simple" xlink:href="#__RefHeading___Toc785_1946196899" text:style-name="Index_20_Link" text:visited-style-name="Index_20_Link">act.Title()<text:tab/>2</text:a></text:p>
          </text:index-body>
        </text:table-of-content>
        <text:p text:style-name="P11"/>
      </text:section>
      <text:p text:style-name="P2"/>
      <text:section text:style-name="Sect2" text:name="Section init">
        <text:p text:style-name="P5"><office:annotation><dc:creator>bleybaert</dc:creator><dc:date>2020-02-07T16:20:59.908822151</dc:date><meta:creator-initials>ble</meta:creator-initials><text:p text:style-name="P78"><text:span text:style-name="T15">do section- with a=view.init_hv()</text:span></text:p></office:annotation></text:p>
        <text:section text:style-name="Sect1" text:name="Section OS">
          <text:p text:style-name="P10"/>
          <text:p text:style-name="P71"><office:annotation><dc:creator>sge</dc:creator><dc:date>2016-09-05T15:40:08</dc:date><text:p text:style-name="P78"><text:span text:style-name="T15">do section- for so in view.getStrategicObjectives(skip_states=view.skip_states())</text:span></text:p></office:annotation></text:p>
          <table:table table:name="Tableau2" table:style-name="Tableau2">
            <table:table-column table:style-name="Tableau2.A"/>
            <table:table-column table:style-name="Tableau2.B"/>
            <table:table-row table:style-name="TableLine94779864407376">
              <table:table-cell table:style-name="Tableau2.A1" table:number-columns-spanned="2" office:value-type="string">
                <text:list xml:id="list3651432926" text:style-name="numerotation_20_pst">
                  <text:list-item>
                    <text:h text:style-name="P74" text:outline-level="1"><text:bookmark-start text:name="__RefHeading___Toc781_1946196899"/><office:annotation><dc:creator>sge</dc:creator><dc:date>2016-09-02T14:45:56</dc:date><text:p text:style-name="P78"><text:span text:style-name="T15">do table with so_v=view.getDGHV(so)</text:span></text:p></office:annotation><text:text-input text:description="">so.Title()</text:text-input><text:bookmark-end text:name="__RefHeading___Toc781_1946196899"/></text:h>
                  </text:list-item>
                </text:list>
              </table:table-cell>
              <table:covered-table-cell/>
            </table:table-row>
            <table:table-row table:style-name="TableLine94779864680160">
              <table:table-cell table:style-name="Tableau2.A2" office:value-type="string">
                <text:p text:style-name="P17"><office:annotation><dc:creator>sge </dc:creator><dc:date>2013-10-21T23:36:44</dc:date><text:p text:style-name="P78"><text:span text:style-name="T15">do row if view.keep_field('so', 'description_rich') and so_v.get_value('description_rich')</text:span></text:p></office:annotation>Description</text:p>
              </table:table-cell>
              <table:table-cell table:style-name="Tableau2.B2" office:value-type="string">
                <text:p text:style-name="P50"><office:annotation><dc:creator>sge </dc:creator><dc:date>2013-10-21T23:36:08</dc:date><text:p text:style-name="P78"><text:span text:style-name="T15">do text</text:span></text:p><text:p text:style-name="P78"><text:span text:style-name="T15">from so_v.render_xhtml('description_rich')</text:span></text:p></office:annotation>champ description</text:p>
              </table:table-cell>
            </table:table-row>
            <table:table-row table:style-name="TableLine94779864846768">
              <table:table-cell table:style-name="Tableau2.A3" office:value-type="string">
                <text:p text:style-name="P14"><office:annotation><dc:creator>sge </dc:creator><dc:date>2013-10-18T15:09:03</dc:date><text:p text:style-name="P78"><text:span text:style-name="T15">do row if view.keep_field('so', 'categories') and so.categories</text:span></text:p></office:annotation><text:span text:style-name="T7">Catégorie</text:span></text:p>
              </table:table-cell>
              <table:table-cell table:style-name="Tableau2.B3" office:value-type="string">
                <text:p text:style-name="Tableau_20_valeur"><text:text-input text:description="">so_v.display_voc('categories')</text:text-input></text:p>
              </table:table-cell>
            </table:table-row>
            <table:table-row table:style-name="TableLine94779864841904">
              <table:table-cell table:style-name="Tableau2.A3" office:value-type="string">
                <text:p text:style-name="P14"><office:annotation><dc:creator>sge </dc:creator><dc:date>2013-10-22T08:07:38</dc:date><text:p text:style-name="P78"><text:span text:style-name="T15">do row if view.keep_field('so', 'budget') and so.budget</text:span></text:p></office:annotation>Budget propre</text:p>
              </table:table-cell>
              <table:table-cell table:style-name="Tableau2.B3" office:value-type="string">
                <text:p text:style-name="Tableau_20_valeur"><office:annotation><dc:creator>sge </dc:creator><dc:date>2013-10-22T08:04:18</dc:date><text:p text:style-name="P78"><text:span text:style-name="T15">do text</text:span></text:p><text:p text:style-name="P78"><text:span text:style-name="T15">from xhtml(so_v.getOwnBudget())</text:span></text:p></office:annotation>champ budget</text:p>
              </table:table-cell>
            </table:table-row>
            <table:table-row table:style-name="TableLine94779864857184">
              <table:table-cell table:style-name="Tableau2.A3" office:value-type="string">
                <text:p text:style-name="P14"><office:annotation><dc:creator>sge </dc:creator><dc:date>2013-10-22T08:07:05</dc:date><text:p text:style-name="P78"><text:span text:style-name="T15">do row if view.keep_field('so', 'budget_comments') and so_v.get_value('budget_comments')</text:span></text:p></office:annotation>Commentaires budget</text:p>
              </table:table-cell>
              <table:table-cell table:style-name="Tableau2.B3" office:value-type="string">
                <text:p text:style-name="Tableau_20_valeur"><office:annotation><dc:creator>sge</dc:creator><dc:date>2016-09-02T14:57:56</dc:date><text:p text:style-name="P78"><text:span text:style-name="T15">do text</text:span></text:p><text:p text:style-name="P78"><text:span text:style-name="T15">from so_v.render_xhtml('budget_comments')</text:span></text:p></office:annotation>champ commentaires budget</text:p>
              </table:table-cell>
            </table:table-row>
            <table:table-row table:style-name="TableLine94779864857792">
              <table:table-cell table:style-name="Tableau2.A3" office:value-type="string">
                <text:p text:style-name="P14"><office:annotation><dc:creator>sge </dc:creator><dc:date>2013-10-28T14:48:50</dc:date><text:p text:style-name="P78"><text:span text:style-name="T15">do row if view.keep_field('oo', 'budget') and so_v.hasChildrenBudget(obj=so)</text:span></text:p></office:annotation>Budget des sous-éléments</text:p>
              </table:table-cell>
              <table:table-cell table:style-name="Tableau2.B3" office:value-type="string">
                <text:p text:style-name="Tableau_20_valeur"><office:annotation><dc:creator>sge </dc:creator><dc:date>2013-10-22T08:10:12</dc:date><text:p text:style-name="P78"><text:span text:style-name="T15">do text</text:span></text:p><text:p text:style-name="P78"><text:span text:style-name="T15">from xhtml(so_v.getChildrenBudget())</text:span></text:p></office:annotation>widget des sous-éléments</text:p>
              </table:table-cell>
            </table:table-row>
            <table:table-row table:style-name="TableLine94779864858400">
              <table:table-cell table:style-name="Tableau2.A3" office:value-type="string">
                <text:p text:style-name="P14"><office:annotation><dc:creator>sge </dc:creator><dc:date>2013-10-21T23:41:38</dc:date><text:p text:style-name="P78"><text:span text:style-name="T15">do row if view.keep_field('so', 'observation') and so_v.get_value('observation')</text:span></text:p></office:annotation>Constat</text:p>
              </table:table-cell>
              <table:table-cell table:style-name="Tableau2.B3" office:value-type="string">
                <text:p text:style-name="Tableau_20_valeur"><office:annotation><dc:creator>sge</dc:creator><dc:date>2016-09-02T15:30:52</dc:date><text:p text:style-name="P78"><text:span text:style-name="T15">do text</text:span></text:p><text:p text:style-name="P78"><text:span text:style-name="T15">from so_v.render_xhtml('observation')</text:span></text:p></office:annotation>champ constat</text:p>
              </table:table-cell>
            </table:table-row>
            <table:table-row table:style-name="TableLine94779864859008">
              <table:table-cell table:style-name="Tableau2.A3" office:value-type="string">
                <text:p text:style-name="P16"><office:annotation><dc:creator>sge</dc:creator><dc:date>2017-01-12T10:45:16</dc:date><text:p text:style-name="P78"><text:span text:style-name="T15">do row if view.keep_field('so', 'comments') and so_v.get_value('comments')</text:span></text:p></office:annotation>Commentaire</text:p>
              </table:table-cell>
              <table:table-cell table:style-name="Tableau2.B3" office:value-type="string">
                <text:p text:style-name="P47"><office:annotation><dc:creator>sge</dc:creator><dc:date>2017-01-12T10:45:51</dc:date><text:p text:style-name="P78"><text:span text:style-name="T15">do text</text:span></text:p><text:p text:style-name="P78"><text:span text:style-name="T15">from so_v.render_xhtml('comments')</text:span></text:p></office:annotation><text:span text:style-name="T13">c</text:span>hamp commentaires</text:p>
              </table:table-cell>
            </table:table-row>
            <table:table-row table:style-name="TableLine94779864859616">
              <table:table-cell table:style-name="Tableau2.A3" office:value-type="string">
                <text:p text:style-name="P20"><office:annotation><dc:creator>sge </dc:creator><dc:date>2013-10-18T15:09:03</dc:date><text:p text:style-name="P78"><text:span text:style-name="T15">do row if view.keep_field('so', 'plan') and hasattr(so, 'plan') and so.plan</text:span></text:p></office:annotation>Plan</text:p>
              </table:table-cell>
              <table:table-cell table:style-name="Tableau2.B3" office:value-type="string">
                <text:p text:style-name="P61"><text:text-input text:description="">so_v.display_voc('plan')</text:text-input></text:p>
              </table:table-cell>
            </table:table-row>
          </table:table>
          <text:p text:style-name="P3"/>
          <text:section text:style-name="Sect1" text:name="Section OO">
            <text:p text:style-name="P11"><office:annotation><dc:creator>sge</dc:creator><dc:date>2016-09-05T15:17:45</dc:date><text:p text:style-name="P78"><text:span text:style-name="T15">do section- for oo in view.getOperationalObjectives(so=so, skip_states=view.skip_states())</text:span></text:p></office:annotation></text:p>
            <table:table table:name="Tableau1" table:style-name="Tableau1">
              <table:table-column table:style-name="Tableau1.A"/>
              <table:table-column table:style-name="Tableau1.B"/>
              <table:table-row table:style-name="TableLine94779864649072">
                <table:table-cell table:style-name="Tableau1.A1" table:number-columns-spanned="2" office:value-type="string">
                  <text:list xml:id="list130851163919976" text:continue-numbering="true" text:style-name="numerotation_20_pst">
                    <text:list-item>
                      <text:list>
                        <text:list-item>
                          <text:h text:style-name="P73" text:outline-level="2"><text:bookmark-start text:name="__RefHeading___Toc783_1946196899"/><office:annotation><dc:creator>sge</dc:creator><dc:date>2016-09-05T15:20:16</dc:date><text:p text:style-name="P78"><text:span text:style-name="T15">do table with oo_v=view.getDGHV(oo)</text:span></text:p></office:annotation><text:text-input text:description="">oo.Title()</text:text-input><text:bookmark-end text:name="__RefHeading___Toc783_1946196899"/></text:h>
                        </text:list-item>
                      </text:list>
                    </text:list-item>
                  </text:list>
                </table:table-cell>
                <table:covered-table-cell/>
              </table:table-row>
              <table:table-row table:style-name="TableLine94779865158672">
                <table:table-cell table:style-name="Tableau1.A2" office:value-type="string">
                  <text:p text:style-name="P14"><office:annotation><dc:creator>sge </dc:creator><dc:date>2013-10-21T23:36:44</dc:date><text:p text:style-name="P78"><text:span text:style-name="T15">do row if view.keep_field('oo', 'description_rich') and oo.description_rich</text:span></text:p></office:annotation>Description</text:p>
                </table:table-cell>
                <table:table-cell table:style-name="Tableau1.B2" office:value-type="string">
                  <text:p text:style-name="Tableau_20_valeur"><office:annotation><dc:creator>sge </dc:creator><dc:date>2013-10-21T23:36:08</dc:date><text:p text:style-name="P78"><text:span text:style-name="T15">do text</text:span></text:p><text:p text:style-name="P78"><text:span text:style-name="T15">from oo_v.render_xhtml('description_rich')</text:span></text:p></office:annotation>champ description</text:p>
                </table:table-cell>
              </table:table-row>
              <table:table-row table:style-name="TableLine94779865204944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categories') and oo.categories</text:span></text:p></office:annotation><text:span text:style-name="T7">Catégorie</text:span></text:p>
                </table:table-cell>
                <table:table-cell table:style-name="Tableau1.B3" office:value-type="string">
                  <text:p text:style-name="Tableau_20_valeur"><text:text-input text:description="">oo_v.display_voc('categories')</text:text-input></text:p>
                </table:table-cell>
              </table:table-row>
              <table:table-row table:style-name="TableLine94779865222000">
                <table:table-cell table:style-name="Tableau1.A3" office:value-type="string">
                  <text:p text:style-name="P14"><office:annotation><dc:creator>bleybaert</dc:creator><dc:date>2020-02-10T09:53:33.452132204</dc:date><meta:creator-initials>ble</meta:creator-initials><text:p text:style-name="P78"><text:span text:style-name="T15">do row if view.keep_field('oo', 'result_indicator')</text:span></text:p></office:annotation>Indicateur de résultat</text:p>
                </table:table-cell>
                <table:table-cell table:style-name="Tableau1.B3" office:value-type="string">
                  <text:p text:style-name="Tableau_20_valeur"><office:annotation><dc:creator>sge </dc:creator><dc:date>2013-06-21T22:15:44</dc:date><text:p text:style-name="P78"><text:span text:style-name="T15">do text if oo.result_indicator</text:span></text:p><text:p text:style-name="P78"><text:span text:style-name="T15">from xhtml(oo_v.display_widget('result_indicator'))</text:span></text:p></office:annotation>result indicator</text:p>
                </table:table-cell>
              </table:table-row>
              <table:table-row table:style-name="TableLine94779865222608">
                <table:table-cell table:style-name="Tableau1.A3" office:value-type="string">
                  <text:p text:style-name="P14"><office:annotation><dc:creator>bleybaert</dc:creator><dc:date>2020-02-10T10:00:22.019210776</dc:date><meta:creator-initials>ble</meta:creator-initials><text:p text:style-name="P78"><text:span text:style-name="T15">do row if view.keep_field('oo', 'priority')</text:span></text:p></office:annotation>Priorité</text:p>
                </table:table-cell>
                <table:table-cell table:style-name="Tableau1.B3" office:value-type="string">
                  <text:p text:style-name="Tableau_20_valeur"><text:text-input text:description="">oo_v.get_value('priority')</text:text-input></text:p>
                </table:table-cell>
              </table:table-row>
              <table:table-row table:style-name="TableLine94779865230192">
                <table:table-cell table:style-name="Tableau1.A3" office:value-type="string">
                  <text:p text:style-name="P14"><office:annotation><dc:creator>bleybaert</dc:creator><dc:date>2020-02-10T10:00:44.029585686</dc:date><meta:creator-initials>ble</meta:creator-initials><text:p text:style-name="P78"><text:span text:style-name="T15">do row if view.keep_field('oo', 'planned_end_date')</text:span></text:p></office:annotation>Échéance</text:p>
                </table:table-cell>
                <table:table-cell table:style-name="Tableau1.B3" office:value-type="string">
                  <text:p text:style-name="Tableau_20_valeur"><text:text-input text:description="">oo_v.display_date('planned_end_date')</text:text-input></text:p>
                </table:table-cell>
              </table:table-row>
              <table:table-row table:style-name="TableLine94779865230464">
                <table:table-cell table:style-name="Tableau1.A3" office:value-type="string">
                  <text:p text:style-name="P14"><office:annotation><dc:creator>bleybaert</dc:creator><dc:date>2020-02-10T10:04:12.150300658</dc:date><meta:creator-initials>ble</meta:creator-initials><text:p text:style-name="P78"><text:span text:style-name="T15">do row if view.keep_field('oo', 'representative_responsible')</text:span></text:p></office:annotation>Responsable mandataire</text:p>
                </table:table-cell>
                <table:table-cell table:style-name="Tableau1.B3" office:value-type="string">
                  <text:p text:style-name="Tableau_20_valeur"><text:text-input text:description="">oo_v.display_voc('representative_responsible')</text:text-input></text:p>
                </table:table-cell>
              </table:table-row>
              <table:table-row table:style-name="TableLine94779865230736">
                <table:table-cell table:style-name="Tableau1.A3" office:value-type="string">
                  <text:p text:style-name="P14"><office:annotation><dc:creator>bleybaert</dc:creator><dc:date>2020-02-10T10:12:59.272059033</dc:date><meta:creator-initials>ble</meta:creator-initials><text:p text:style-name="P78"><text:span text:style-name="T15">do row if view.keep_field('oo', 'administrative_responsible')</text:span></text:p></office:annotation>Responsable administratif</text:p>
                </table:table-cell>
                <table:table-cell table:style-name="Tableau1.B3" office:value-type="string">
                  <text:p text:style-name="Tableau_20_valeur"><text:text-input text:description="">oo_v.display_voc('administrative_responsible')</text:text-input></text:p>
                </table:table-cell>
              </table:table-row>
              <table:table-row table:style-name="TableLine94779865231424">
                <table:table-cell table:style-name="Tableau1.A3" office:value-type="string">
                  <text:p text:style-name="P14"><office:annotation><dc:creator>bleybaert</dc:creator><dc:date>2020-02-10T10:13:20.663951841</dc:date><meta:creator-initials>ble</meta:creator-initials><text:p text:style-name="P78"><text:span text:style-name="T15">do row if view.keep_field('oo', 'manager')</text:span></text:p></office:annotation>Service gestionnaire</text:p>
                </table:table-cell>
                <table:table-cell table:style-name="Tableau1.B3" office:value-type="string">
                  <text:p text:style-name="Tableau_20_valeur"><text:text-input text:description="">oo_v.display_voc('manager')</text:text-input></text:p>
                </table:table-cell>
              </table:table-row>
              <table:table-row table:style-name="TableLine94779865232384">
                <table:table-cell table:style-name="Tableau1.A3" office:value-type="string">
                  <text:p text:style-name="P14"><office:annotation><dc:creator>sge </dc:creator><dc:date>2013-10-18T15:13:26</dc:date><text:p text:style-name="P78"><text:span text:style-name="T15">do row if view.keep_field('oo', 'extra_concerned_people') and oo.extra_concerned_people</text:span></text:p></office:annotation>Partenaires</text:p>
                </table:table-cell>
                <table:table-cell table:style-name="Tableau1.B3" office:value-type="string">
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oo_v.display_text_as_html('extra_concerned_people'))</text:span></text:p></office:annotation>champ extra_concerned_people</text:p>
                </table:table-cell>
              </table:table-row>
              <table:table-row table:style-name="TableLine94779865233152">
                <table:table-cell table:style-name="Tableau1.A3" office:value-type="string">
                  <text:p text:style-name="P18"><office:annotation><dc:creator>bleybaert</dc:creator><dc:date>2020-02-12T15:05:53.986200437</dc:date><meta:creator-initials>ble</meta:creator-initials><text:p text:style-name="P78"><text:span text:style-name="T15">do row if view.keep_field('oo', 'projection')</text:span></text:p></office:annotation>Projections</text:p>
                </table:table-cell>
                <table:table-cell table:style-name="Tableau1.B3" office:value-type="string">
                  <text:p text:style-name="P57"><office:annotation><dc:creator>bleybaert</dc:creator><dc:date>2020-02-12T15:06:46.723665913</dc:date><meta:creator-initials>ble</meta:creator-initials><text:p text:style-name="P78"><text:span text:style-name="T15">do text if oo.projection</text:span></text:p><text:p text:style-name="P78"><text:span text:style-name="T15">from xhtml(oo_v.display_widget('IAnalyticBudget.projection'))</text:span></text:p></office:annotation>projection</text:p>
                </table:table-cell>
              </table:table-row>
              <table:table-row table:style-name="TableLine94779865233920">
                <table:table-cell table:style-name="Tableau1.A3" office:value-type="string">
                  <text:p text:style-name="P19"><office:annotation><dc:creator>bleybaert</dc:creator><dc:date>2020-02-12T15:07:44.283515467</dc:date><meta:creator-initials>ble</meta:creator-initials><text:p text:style-name="P78"><text:span text:style-name="T15">do row if view.keep_field('oo', 'IAnalyticBudget.analytic_budget')</text:span></text:p></office:annotation>Budget analytique</text:p>
                </table:table-cell>
                <table:table-cell table:style-name="Tableau1.B3" office:value-type="string">
                  <text:p text:style-name="P58"><office:annotation><dc:creator>bleybaert</dc:creator><dc:date>2020-02-12T15:08:42.371881597</dc:date><meta:creator-initials>ble</meta:creator-initials><text:p text:style-name="P78"><text:span text:style-name="T15">do text if oo.analytic_budget</text:span></text:p><text:p text:style-name="P78"><text:span text:style-name="T15">from xhtml(oo_v.display_widget('analytic_budget'))</text:span></text:p></office:annotation>budget analytique</text:p>
                </table:table-cell>
              </table:table-row>
              <table:table-row table:style-name="TableLine94779865234688">
                <table:table-cell table:style-name="Tableau1.A3" office:value-type="string">
                  <text:p text:style-name="P14"><office:annotation><dc:creator>bleybaert</dc:creator><dc:date>2020-02-10T10:22:53.386386684</dc:date><meta:creator-initials>ble</meta:creator-initials><text:p text:style-name="P78"><text:span text:style-name="T15">do row if view.keep_field('oo', 'budget')</text:span></text:p></office:annotation>Budget propre</text:p>
                </table:table-cell>
                <table:table-cell table:style-name="Tableau1.B3" office:value-type="string">
                  <text:p text:style-name="Tableau_20_valeur"><office:annotation><dc:creator>sge </dc:creator><dc:date>2013-06-17T12:34:05</dc:date><text:p text:style-name="P78"><text:span text:style-name="T15">do text if oo.budget</text:span></text:p><text:p text:style-name="P78"><text:span text:style-name="T15">from xhtml(oo_v.getOwnBudget())</text:span></text:p></office:annotation>champ budget</text:p>
                </table:table-cell>
              </table:table-row>
              <table:table-row table:style-name="TableLine94779865235456">
                <table:table-cell table:style-name="Tableau1.A3" office:value-type="string">
                  <text:p text:style-name="P14"><office:annotation><dc:creator>sge </dc:creator><dc:date>2013-10-18T15:28:43</dc:date><text:p text:style-name="P78"><text:span text:style-name="T15">do row if view.keep_field('oo', 'budget_comments') and oo_v.get_value('budget_comments')</text:span></text:p></office:annotation>Commentaires budget</text:p>
                </table:table-cell>
                <table:table-cell table:style-name="Tableau1.B3" office:value-type="string">
                  <text:p text:style-name="Tableau_20_valeur"><office:annotation><dc:creator>sge </dc:creator><dc:date>2013-09-18T13:03:01</dc:date><text:p text:style-name="P78"><text:span text:style-name="T15">do text</text:span></text:p><text:p text:style-name="P78"><text:span text:style-name="T15">from oo_v.render_xhtml('budget_comments')</text:span></text:p></office:annotation>champ budget_comments</text:p>
                </table:table-cell>
              </table:table-row>
              <table:table-row table:style-name="TableLine94779865236224">
                <table:table-cell table:style-name="Tableau1.A3" office:value-type="string">
                  <text:p text:style-name="P14"><office:annotation><dc:creator>sge </dc:creator><dc:date>2013-10-28T14:32:32</dc:date><text:p text:style-name="P78"><text:span text:style-name="T15">do row if view.keep_field('oo', 'budget') and oo_v.hasChildrenBudget(obj=oo)</text:span></text:p></office:annotation>Budget des actions</text:p>
                </table:table-cell>
                <table:table-cell table:style-name="Tableau1.B3" office:value-type="string">
                  <text:p text:style-name="Tableau_20_valeur"><office:annotation><dc:creator>sge </dc:creator><dc:date>2013-09-18T11:38:33</dc:date><text:p text:style-name="P78"><text:span text:style-name="T15">do text</text:span></text:p><text:p text:style-name="P78"><text:span text:style-name="T15">from xhtml(oo_v.getChildrenBudget())</text:span></text:p></office:annotation>widget budget des sous-éléments</text:p>
                </table:table-cell>
              </table:table-row>
              <table:table-row table:style-name="TableLine94779865236992">
                <table:table-cell table:style-name="Tableau1.A3" office:value-type="string">
                  <text:p text:style-name="P14"><office:annotation><dc:creator>sge </dc:creator><dc:date>2013-10-21T23:41:38</dc:date><text:p text:style-name="P78"><text:span text:style-name="T15">do row if view.keep_field('oo', 'observation') and oo_v.get_value('observation')</text:span></text:p></office:annotation>Constat</text:p>
                </table:table-cell>
                <table:table-cell table:style-name="Tableau1.B3" office:value-type="string">
                  <text:p text:style-name="Tableau_20_valeur"><office:annotation><dc:creator>sge </dc:creator><dc:date>2013-10-21T23:41:16</dc:date><text:p text:style-name="P78"><text:span text:style-name="T15">do text</text:span></text:p><text:p text:style-name="P78"><text:span text:style-name="T15">from oo_v.render_xhtml('observation')</text:span></text:p></office:annotation>champ observation</text:p>
                </table:table-cell>
              </table:table-row>
              <table:table-row table:style-name="TableLine94779865237760">
                <table:table-cell table:style-name="Tableau1.A3" office:value-type="string">
                  <text:p text:style-name="P14"><office:annotation><dc:creator>sge </dc:creator><dc:date>2013-10-18T15:32:49</dc:date><text:p text:style-name="P78"><text:span text:style-name="T15">do row if view.keep_field('oo', 'comments') and oo_v.get_value('comments')</text:span></text:p></office:annotation>Commentaires</text:p>
                </table:table-cell>
                <table:table-cell table:style-name="Tableau1.B3" office:value-type="string">
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oo_v.render_xhtml('comments')</text:span></text:p></office:annotation>champ comments</text:p>
                </table:table-cell>
              </table:table-row>
              <table:table-row table:style-name="TableLine94779865238528">
                <table:table-cell table:style-name="Tableau1.A3" office:value-type="string">
                  <text:p text:style-name="P15"><office:annotation><dc:creator>bleybaert</dc:creator><dc:date>2020-01-28T10:33:40.092793536</dc:date><meta:creator-initials>ble</meta:creator-initials><text:p text:style-name="P78"><text:span text:style-name="T15">do row if hasattr(oo,'sdgs') and view.keep_field('oo', 'sdgs') and oo.sdgs</text:span></text:p></office:annotation>O.D.D.</text:p>
                </table:table-cell>
                <table:table-cell table:style-name="Tableau1.B3" office:value-type="string">
                  <text:p text:style-name="P52"><text:text-input text:description="">oo_v.display_voc('sdgs')</text:text-input></text:p>
                </table:table-cell>
              </table:table-row>
              <table:table-row table:style-name="TableLine94779865239296">
                <table:table-cell table:style-name="Tableau1.A3" office:value-type="string">
                  <text:p text:style-name="P14"><office:annotation><dc:creator>sge </dc:creator><dc:date>2013-10-18T15:09:43</dc:date><text:p text:style-name="P78"><text:span text:style-name="T15">do row if view.keep_field('oo', 'plan') and hasattr(oo, 'plan') and oo.plan</text:span></text:p></office:annotation><text:span text:style-name="T14">Plan</text:span></text:p>
                </table:table-cell>
                <table:table-cell table:style-name="Tableau1.B3" office:value-type="string">
                  <text:p text:style-name="P62"><text:text-input text:description="">oo_v.display_voc('plan')</text:text-input></text:p>
                </table:table-cell>
              </table:table-row>
            </table:table>
            <text:p text:style-name="P2"/>
            <text:section text:style-name="Sect1" text:name="Section Action">
              <text:p text:style-name="P11"><office:annotation><dc:creator>sge</dc:creator><dc:date>2016-09-06T13:10:29</dc:date><text:p text:style-name="P78"><text:span text:style-name="T15">do section- for act in view.getActions(oo=oo, skip_states=view.skip_states())</text:span></text:p></office:annotation></text:p>
              <table:table table:name="Tableau14" table:style-name="Tableau14">
                <table:table-column table:style-name="Tableau14.A"/>
                <table:table-column table:style-name="Tableau14.B"/>
                <table:table-row table:style-name="TableLine94779864925104">
                  <table:table-cell table:style-name="Tableau14.A1" table:number-columns-spanned="2" office:value-type="string">
                    <text:list xml:id="list130849541546056" text:continue-numbering="true" text:style-name="numerotation_20_pst">
                      <text:list-item>
                        <text:list>
                          <text:list-item>
                            <text:list>
                              <text:list-item>
                                <text:h text:style-name="P72" text:outline-level="3"><text:bookmark-start text:name="__RefHeading___Toc785_1946196899"/><office:annotation><dc:creator>sge</dc:creator><dc:date>2016-09-06T13:13:34</dc:date><text:p text:style-name="P78"><text:span text:style-name="T15">do table with act_v=view.getDGHV(act)</text:span></text:p></office:annotation><text:text-input text:description="">act.Title()</text:text-input><text:bookmark-end text:name="__RefHeading___Toc785_1946196899"/></text:h>
                              </text:list-item>
                            </text:list>
                          </text:list-item>
                        </text:list>
                      </text:list-item>
                    </text:list>
                  </table:table-cell>
                  <table:covered-table-cell/>
                </table:table-row>
                <text:soft-page-break/>
                <table:table-row table:style-name="TableLine94779865444208">
                  <table:table-cell table:style-name="Tableau14.A2" office:value-type="string">
                    <text:p text:style-name="Tableau_20_libellé"><office:annotation><dc:creator>sge </dc:creator><dc:date>2013-10-21T23:29:43</dc:date><text:p text:style-name="P78"><text:span text:style-name="T15">do row if view.keep_field('ac', 'description_rich') and act_v.get_value('description_rich')</text:span></text:p></office:annotation>Description</text:p>
                  </table:table-cell>
                  <table:table-cell table:style-name="Tableau14.B2" office:value-type="string">
                    <text:p text:style-name="Tableau_20_valeur"><office:annotation><dc:creator>sge </dc:creator><dc:date>2013-10-21T23:27:35</dc:date><text:p text:style-name="P78"><text:span text:style-name="T15">do text</text:span></text:p><text:p text:style-name="P78"><text:span text:style-name="T15">from act_v.render_xhtml('description_rich')</text:span></text:p></office:annotation>champ description</text:p>
                  </table:table-cell>
                </table:table-row>
                <table:table-row table:style-name="TableLine94779865416304">
                  <table:table-cell table:style-name="Tableau14.A4" office:value-type="string">
                    <text:p text:style-name="P26"><office:annotation><dc:creator>sge </dc:creator><dc:date>2013-10-18T15:09:43</dc:date><text:p text:style-name="P78"><text:span text:style-name="T15">do row if view.keep_field('ac', 'categories') and act.categories</text:span></text:p></office:annotation>Catégorie</text:p>
                  </table:table-cell>
                  <table:table-cell table:style-name="Tableau14.B4" office:value-type="string">
                    <text:p text:style-name="P48"><text:text-input text:description="">act_v.display_voc('categories')</text:text-input></text:p>
                  </table:table-cell>
                </table:table-row>
                <table:table-row table:style-name="TableLine94779865587888">
                  <table:table-cell table:style-name="Tableau14.A4" office:value-type="string">
                    <text:p text:style-name="P30"><office:annotation><dc:creator>bleybaert</dc:creator><dc:date>2020-02-10T11:58:06.525606390</dc:date><meta:creator-initials>ble</meta:creator-initials><text:p text:style-name="P78"><text:span text:style-name="T15">do row if view.keep_field('ac', 'result_indicator')</text:span></text:p></office:annotation>I<text:span text:style-name="T8">n</text:span>dicateur de résultat</text:p>
                  </table:table-cell>
                  <table:table-cell table:style-name="Tableau14.B4" office:value-type="string">
                    <text:p text:style-name="P51"><office:annotation><dc:creator>sge </dc:creator><dc:date>2013-06-21T22:15:44</dc:date><text:p text:style-name="P78"><text:span text:style-name="T15">do text if act.result_indicator</text:span></text:p><text:p text:style-name="P78"><text:span text:style-name="T15">from xhtml(act_v.display_widget('result_indicator'))</text:span></text:p></office:annotation>result indicator</text:p>
                  </table:table-cell>
                </table:table-row>
                <table:table-row table:style-name="TableLine94779865588496">
                  <table:table-cell table:style-name="Tableau14.A16" office:value-type="string">
                    <text:p text:style-name="Tableau_20_libellé"><office:annotation><dc:creator>bleybaert</dc:creator><dc:date>2020-02-10T13:09:10.952359476</dc:date><meta:creator-initials>ble</meta:creator-initials><text:p text:style-name="P78"><text:span text:style-name="T15">do row if view.keep_field('ac', 'planned_end_date')</text:span></text:p></office:annotation>Échéance</text:p>
                  </table:table-cell>
                  <table:table-cell table:style-name="Tableau14.B16" office:value-type="string">
                    <text:p text:style-name="Tableau_20_valeur"><text:text-input text:description="">act_v.display_date('planned_end_date')</text:text-input></text:p>
                  </table:table-cell>
                </table:table-row>
                <table:table-row table:style-name="TableLine94779865597120">
                  <table:table-cell table:style-name="Tableau14.A16" office:value-type="string">
                    <text:p text:style-name="P28"><office:annotation><dc:creator>bleybaert</dc:creator><dc:date>2020-02-10T13:09:44.774215374</dc:date><meta:creator-initials>ble</meta:creator-initials><text:p text:style-name="P78"><text:span text:style-name="T15">do row if view.keep_field('ac', 'representative_responsible')</text:span></text:p></office:annotation>Responsable mandataire</text:p>
                  </table:table-cell>
                  <table:table-cell table:style-name="Tableau14.B16" office:value-type="string">
                    <text:p text:style-name="P49"><text:text-input text:description="">act_v.display_voc('representative_responsible')</text:text-input></text:p>
                  </table:table-cell>
                </table:table-row>
                <table:table-row table:style-name="TableLine94779865597504">
                  <table:table-cell table:style-name="Tableau14.A16" office:value-type="string">
                    <text:p text:style-name="Tableau_20_libellé"><office:annotation><dc:creator>bleybaert</dc:creator><dc:date>2020-02-10T13:11:05.573585232</dc:date><meta:creator-initials>ble</meta:creator-initials><text:p text:style-name="P78"><text:span text:style-name="T15">do row if view.keep_field('ac', 'health_indicator')</text:span></text:p></office:annotation>Indice de santé</text:p>
                  </table:table-cell>
                  <table:table-cell table:style-name="Tableau14.B16" office:value-type="string">
                    <text:p text:style-name="Tableau_20_valeur"><office:annotation><dc:creator>sge </dc:creator><dc:date>2013-06-17T14:29:33</dc:date><text:p text:style-name="P78"><text:span text:style-name="T15">do text</text:span></text:p><text:p text:style-name="P78"><text:span text:style-name="T15">from xhtml(act_v.formatHealthIndicator())</text:span></text:p></office:annotation>champ health_indicator_details</text:p>
                  </table:table-cell>
                </table:table-row>
                <table:table-row table:style-name="TableLine94779865598112">
                  <table:table-cell table:style-name="Tableau14.A16" office:value-type="string">
                    <text:p text:style-name="Tableau_20_libellé">Service <text:span text:style-name="T10">gestionnaire</text:span></text:p>
                  </table:table-cell>
                  <table:table-cell table:style-name="Tableau14.B16" office:value-type="string">
                    <text:p text:style-name="Tableau_20_valeur"><text:text-input text:description="">act_v.display_voc('manager')</text:text-input></text:p>
                  </table:table-cell>
                </table:table-row>
                <table:table-row table:style-name="TableLine94779865598720">
                  <table:table-cell table:style-name="Tableau14.A16" office:value-type="string">
                    <text:p text:style-name="P36"><office:annotation><dc:creator>bleybaert</dc:creator><dc:date>2020-02-12T14:12:37.769158588</dc:date><meta:creator-initials>ble</meta:creator-initials><text:p text:style-name="P78"><text:span text:style-name="T15">do row if view.keep_field('ac', 'responsible') and act.responsible</text:span></text:p></office:annotation>Porteur de l'action</text:p>
                  </table:table-cell>
                  <table:table-cell table:style-name="Tableau14.B16" office:value-type="string">
                    <text:p text:style-name="Tableau_20_valeur"><text:text-input text:description="">act_v.display_voc('responsible')</text:text-input></text:p>
                  </table:table-cell>
                </table:table-row>
                <table:table-row table:style-name="TableLine94779865599680">
                  <table:table-cell table:style-name="Tableau14.A16" office:value-type="string">
                    <text:p text:style-name="Tableau_20_libellé"><office:annotation><dc:creator>sge </dc:creator><dc:date>2013-10-21T23:33:12</dc:date><text:p text:style-name="P78"><text:span text:style-name="T15">do row if view.keep_field('ac', 'extra_concerned_people') and act_v.get_value('extra_concerned_people')</text:span></text:p></office:annotation>Partenaires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54:19</dc:date><text:p text:style-name="P78"><text:span text:style-name="T15">do text</text:span></text:p><text:p text:style-name="P78"><text:span text:style-name="T15">from xhtml(act_v.display_text_as_html('extra_concerned_people'))</text:span></text:p></office:annotation>champ extra_concerned_people</text:p>
                  </table:table-cell>
                </table:table-row>
                <table:table-row table:style-name="TableLine94779865600448">
                  <table:table-cell table:style-name="Tableau14.A16" office:value-type="string">
                    <text:p text:style-name="P38"><office:annotation><dc:creator>bleybaert</dc:creator><dc:date>2020-02-12T15:10:12.457694162</dc:date><meta:creator-initials>ble</meta:creator-initials><text:p text:style-name="P78"><text:span text:style-name="T15">do row if view.keep_field('ac', 'projection')</text:span></text:p></office:annotation>Projections</text:p>
                  </table:table-cell>
                  <table:table-cell table:style-name="Tableau14.B16" office:value-type="string">
                    <text:p text:style-name="P59"><office:annotation><dc:creator>bleybaert</dc:creator><dc:date>2020-02-12T15:11:31.412785309</dc:date><meta:creator-initials>ble</meta:creator-initials><text:p text:style-name="P78"><text:span text:style-name="T15">do text if act.projection</text:span></text:p><text:p text:style-name="P78"><text:span text:style-name="T15">from xhtml(act_v.display_widget('IAnalyticBudget.projection'))</text:span></text:p></office:annotation>projection</text:p>
                  </table:table-cell>
                </table:table-row>
                <table:table-row table:style-name="TableLine94779865601216">
                  <table:table-cell table:style-name="Tableau14.A16" office:value-type="string">
                    <text:p text:style-name="P38"><office:annotation><dc:creator>bleybaert</dc:creator><dc:date>2020-02-12T15:11:07.244805064</dc:date><meta:creator-initials>ble</meta:creator-initials><text:p text:style-name="P78"><text:span text:style-name="T15">do row if view.keep_field('ac', 'IAnalyticBudget.analytic_budget')</text:span></text:p></office:annotation>Budget analytique</text:p>
                  </table:table-cell>
                  <table:table-cell table:style-name="Tableau14.B16" office:value-type="string">
                    <text:p text:style-name="P59"><office:annotation><dc:creator>bleybaert</dc:creator><dc:date>2020-02-12T15:12:12.754750264</dc:date><meta:creator-initials>ble</meta:creator-initials><text:p text:style-name="P78"><text:span text:style-name="T15">do text if act.analytic_budget</text:span></text:p><text:p text:style-name="P78"><text:span text:style-name="T15">from xhtml(act_v.display_widget('analytic_budget'))</text:span></text:p></office:annotation>budg<text:span text:style-name="T12">et</text:span> analytique</text:p>
                  </table:table-cell>
                </table:table-row>
                <table:table-row table:style-name="TableLine94779865601984">
                  <table:table-cell table:style-name="Tableau14.A16" office:value-type="string">
                    <text:p text:style-name="Tableau_20_libellé"><office:annotation><dc:creator>bleybaert</dc:creator><dc:date>2020-02-10T13:24:35.434867040</dc:date><meta:creator-initials>ble</meta:creator-initials><text:p text:style-name="P78"><text:span text:style-name="T15">do row if view.keep_field('ac', 'budget')</text:span></text:p></office:annotation>Budget propre</text:p>
                  </table:table-cell>
                  <table:table-cell table:style-name="Tableau14.B16" office:value-type="string">
                    <text:p text:style-name="Tableau_20_valeur"><office:annotation><dc:creator>sge </dc:creator><dc:date>2013-06-17T12:34:05</dc:date><text:p text:style-name="P78"><text:span text:style-name="T15">do text if act.budget</text:span></text:p><text:p text:style-name="P78"><text:span text:style-name="T15">from xhtml(act_v.getOwnBudget())</text:span></text:p></office:annotation>champ budget</text:p>
                  </table:table-cell>
                </table:table-row>
                <table:table-row table:style-name="TableLine94779865602752">
                  <table:table-cell table:style-name="Tableau14.A16" office:value-type="string">
                    <text:p text:style-name="Tableau_20_libellé"><office:annotation><dc:creator>sge </dc:creator><dc:date>2013-10-18T15:36:30</dc:date><text:p text:style-name="P78"><text:span text:style-name="T15">do row if view.keep_field('ac', 'budget_comments') and act_v.get_value('budget_comments')</text:span></text:p></office:annotation>Commentaires budget</text:p>
                  </table:table-cell>
                  <table:table-cell table:style-name="Tableau14.B16" office:value-type="string">
                    <text:p text:style-name="Tableau_20_valeur"><office:annotation><dc:creator>sge </dc:creator><dc:date>2013-09-18T13:05:33</dc:date><text:p text:style-name="P78"><text:span text:style-name="T15">do text</text:span></text:p><text:p text:style-name="P78"><text:span text:style-name="T15">from act_v.render_xhtml('budget_comments')</text:span></text:p></office:annotation>champ budget_comments</text:p>
                  </table:table-cell>
                </table:table-row>
                <table:table-row table:style-name="TableLine94779865603520">
                  <table:table-cell table:style-name="Tableau14.A15" office:value-type="string">
                    <text:p text:style-name="Tableau_20_libellé"><office:annotation><dc:creator>bleybaert</dc:creator><dc:date>2020-02-10T15:19:10.645986547</dc:date><meta:creator-initials>ble</meta:creator-initials><text:p text:style-name="P78"><text:span text:style-name="T15">do row if view.keep_field('ac', 'progress')</text:span></text:p></office:annotation>Progression</text:p>
                  </table:table-cell>
                  <table:table-cell table:style-name="Tableau14.B15" office:value-type="string">
                    <text:p text:style-name="Tableau_20_valeur"><text:text-input text:description="">act_v.get_value('progress')</text:text-input></text:p>
                  </table:table-cell>
                </table:table-row>
                <table:table-row table:style-name="TableLine94779865604960">
                  <table:table-cell table:style-name="Tableau14.A16" office:value-type="string">
                    <text:p text:style-name="Tableau_20_libellé"><office:annotation><dc:creator>sge </dc:creator><dc:date>2013-10-18T15:36:44</dc:date><text:p text:style-name="P78"><text:span text:style-name="T15">do row if view.keep_field('ac', 'observation') and act_v.get_value('observation')</text:span></text:p></office:annotation>Constat</text:p>
                  </table:table-cell>
                  <table:table-cell table:style-name="Tableau14.B16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observation')</text:span></text:p></office:annotation>champ observation</text:p>
                  </table:table-cell>
                </table:table-row>
                <table:table-row table:style-name="TableLine94779865605728">
                  <table:table-cell table:style-name="Tableau14.A17" office:value-type="string">
                    <text:p text:style-name="Tableau_20_libellé"><office:annotation><dc:creator>sge </dc:creator><dc:date>2013-10-18T15:36:44</dc:date><text:p text:style-name="P78"><text:span text:style-name="T15">do row if view.keep_field('ac', 'comments') and act_v.get_value('comments')</text:span></text:p></office:annotation>Commentaires</text:p>
                  </table:table-cell>
                  <table:table-cell table:style-name="Tableau14.B17" office:value-type="string">
                    <text:p text:style-name="Tableau_20_valeur"><office:annotation><dc:creator>sge </dc:creator><dc:date>2013-06-17T13:13:51</dc:date><text:p text:style-name="P78"><text:span text:style-name="T15">do text</text:span></text:p><text:p text:style-name="P78"><text:span text:style-name="T15">from act_v.render_xhtml('comments')</text:span></text:p></office:annotation>champ comments</text:p>
                  </table:table-cell>
                </table:table-row>
                <table:table-row table:style-name="TableLine94779865607296">
                  <table:table-cell table:style-name="Tableau14.A18" office:value-type="string">
                    <text:p text:style-name="P32"><text:span text:style-name="T9"><office:annotation><dc:creator>bleybaert</dc:creator><dc:date>2020-01-28T10:33:40.092793536</dc:date><meta:creator-initials>ble</meta:creator-initials><text:p text:style-name="P78"><text:span text:style-name="T15">do row if hasattr(act, 'sdgs') and view.keep_field('ac', 'sdgs') and act.sdgs</text:span></text:p></office:annotation></text:span>O.D.D.</text:p>
                  </table:table-cell>
                  <table:table-cell table:style-name="Tableau14.B18" office:value-type="string">
                    <text:p text:style-name="P53"><text:text-input text:description="">act_v.display_voc('sdgs')</text:text-input></text:p>
                  </table:table-cell>
                </table:table-row>
                <table:table-row table:style-name="TableLine94779865608864">
                  <table:table-cell table:style-name="Tableau14.A19" office:value-type="string">
                    <text:p text:style-name="P26"><office:annotation><dc:creator>sge </dc:creator><dc:date>2013-10-18T15:09:43</dc:date><text:p text:style-name="P78"><text:span text:style-name="T15">do row if view.keep_field('ac', 'plan') and hasattr(act, 'plan') and act.plan</text:span></text:p></office:annotation><text:span text:style-name="T14">Plan</text:span></text:p>
                  </table:table-cell>
                  <table:table-cell table:style-name="Tableau14.B19" office:value-type="string">
                    <text:p text:style-name="P63"><text:text-input text:description="">act_v.display_voc('plan')</text:text-input></text:p>
                  </table:table-cell>
                </table:table-row>
              </table:table>
              <text:p text:style-name="P4"/>
              <text:section text:style-name="Sect1" text:name="Section Sous-Action">
                <text:p text:style-name="P12"><office:annotation><dc:creator>sge</dc:creator><dc:date>2016-09-06T13:10:29</dc:date><text:p text:style-name="P78"><text:span text:style-name="T15">do section- for subact in view.getSubActions(action=act, skip_states=view.skip_states())</text:span></text:p></office:annotation></text:p>
                <table:table table:name="Table1" table:style-name="Table1">
                  <table:table-column table:style-name="Table1.A"/>
                  <table:table-column table:style-name="Table1.B"/>
                  <table:table-row table:style-name="TableLine94779865480128">
                    <table:table-cell table:style-name="Table1.A1" table:number-columns-spanned="2" office:value-type="string">
                      <text:list xml:id="list130850910077106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6" text:outline-level="4"><text:bookmark-start text:name="__RefHeading___Toc182878_2652624615"/><office:annotation><dc:creator>sge</dc:creator><dc:date>2016-09-06T13:13:34</dc:date><text:p text:style-name="P78"><text:span text:style-name="T15">do table with subact_v=view.getDGHV(subact)</text:span></text:p></office:annotation><text:text-input text:description="">subact.Title()</text:text-input><text:bookmark-end text:name="__RefHeading___Toc182878_2652624615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779865257312">
                    <table:table-cell table:style-name="Table1.A2" office:value-type="string">
                      <text:p text:style-name="P34"><office:annotation><dc:creator>sge </dc:creator><dc:date>2013-10-21T23:29:43</dc:date><text:p text:style-name="P78"><text:span text:style-name="T15">do row if view.keep_field('sb', 'description_rich') and subact_v.get_value('description_rich')</text:span></text:p></office:annotation>Description</text:p>
                    </table:table-cell>
                    <table:table-cell table:style-name="Table1.B2" office:value-type="string">
                      <text:p text:style-name="P55"><office:annotation><dc:creator>sge </dc:creator><dc:date>2013-10-21T23:27:35</dc:date><text:p text:style-name="P78"><text:span text:style-name="T15">do text</text:span></text:p><text:p text:style-name="P78"><text:span text:style-name="T15">from subact_v.render_xhtml('description_rich')</text:span></text:p></office:annotation>champ description</text:p>
                    </table:table-cell>
                  </table:table-row>
                  <table:table-row table:style-name="TableLine94779865791008">
                    <table:table-cell table:style-name="Table1.A4" office:value-type="string">
                      <text:p text:style-name="P27"><office:annotation><dc:creator>sge </dc:creator><dc:date>2013-10-18T15:09:43</dc:date><text:p text:style-name="P78"><text:span text:style-name="T15">do row if view.keep_field('sb', 'categories') and subact.categories</text:span></text:p></office:annotation>Catégorie</text:p>
                    </table:table-cell>
                    <table:table-cell table:style-name="Table1.B4" office:value-type="string">
                      <text:p text:style-name="P55"><text:text-input text:description="">subact_v.display_voc('categories')</text:text-input></text:p>
                    </table:table-cell>
                  </table:table-row>
                  <table:table-row table:style-name="TableLine94779865961712">
                    <table:table-cell table:style-name="Table1.A4" office:value-type="string">
                      <text:p text:style-name="P31"><office:annotation><dc:creator>bleybaert</dc:creator><dc:date>2020-02-10T15:43:32.032786889</dc:date><meta:creator-initials>ble</meta:creator-initials><text:p text:style-name="P78"><text:span text:style-name="T15">do row if view.keep_field('sb', 'result_indicator')</text:span></text:p></office:annotation>I<text:span text:style-name="T8">n</text:span>dicateur de résultat</text:p>
                    </table:table-cell>
                    <table:table-cell table:style-name="Table1.B4" office:value-type="string">
                      <text:p text:style-name="P55"><office:annotation><dc:creator>sge </dc:creator><dc:date>2013-06-21T22:15:44</dc:date><text:p text:style-name="P78"><text:span text:style-name="T15">do text if subact.result_indicator</text:span></text:p><text:p text:style-name="P78"><text:span text:style-name="T15">from xhtml(subact_v.display_widget('result_indicator'))</text:span></text:p></office:annotation>result indicator</text:p>
                    </table:table-cell>
                  </table:table-row>
                  <table:table-row table:style-name="TableLine94779865962320">
                    <table:table-cell table:style-name="Table1.A16" office:value-type="string">
                      <text:p text:style-name="P34"><office:annotation><dc:creator>bleybaert</dc:creator><dc:date>2020-02-10T15:45:18.165729086</dc:date><meta:creator-initials>ble</meta:creator-initials><text:p text:style-name="P78"><text:span text:style-name="T15">do row if view.keep_field('sb', 'planned_end_date')</text:span></text:p></office:annotation>Échéance</text:p>
                    </table:table-cell>
                    <table:table-cell table:style-name="Table1.B16" office:value-type="string">
                      <text:p text:style-name="P55"><text:text-input text:description="">subact_v.display_date('planned_end_date')</text:text-input></text:p>
                    </table:table-cell>
                  </table:table-row>
                  <table:table-row table:style-name="TableLine94779865970752">
                    <table:table-cell table:style-name="Table1.A16" office:value-type="string">
                      <text:p text:style-name="P29"><office:annotation><dc:creator>bleybaert</dc:creator><dc:date>2020-02-10T15:45:49.751258323</dc:date><meta:creator-initials>ble</meta:creator-initials><text:p text:style-name="P78"><text:span text:style-name="T15">do row if view.keep_field('sb', 'representative_responsible')</text:span></text:p></office:annotation>Responsable mandataire</text:p>
                    </table:table-cell>
                    <table:table-cell table:style-name="Table1.B16" office:value-type="string">
                      <text:p text:style-name="P55"><text:text-input text:description="">subact_v.display_voc('representative_responsible')</text:text-input></text:p>
                    </table:table-cell>
                  </table:table-row>
                  <table:table-row table:style-name="TableLine94779865971024">
                    <table:table-cell table:style-name="Table1.A16" office:value-type="string">
                      <text:p text:style-name="P34"><office:annotation><dc:creator>bleybaert</dc:creator><dc:date>2020-02-10T15:46:36.354318574</dc:date><meta:creator-initials>ble</meta:creator-initials><text:p text:style-name="P78"><text:span text:style-name="T15">do row if view.keep_field('sb', 'health_indicator')</text:span></text:p></office:annotation>Indice de santé</text:p>
                    </table:table-cell>
                    <table:table-cell table:style-name="Table1.B16" office:value-type="string">
                      <text:p text:style-name="P55"><office:annotation><dc:creator>sge </dc:creator><dc:date>2013-06-17T14:29:33</dc:date><text:p text:style-name="P78"><text:span text:style-name="T15">do text</text:span></text:p><text:p text:style-name="P78"><text:span text:style-name="T15">from xhtml(subact_v.formatHealthIndicator())</text:span></text:p></office:annotation>champ health_indicator_details</text:p>
                    </table:table-cell>
                  </table:table-row>
                  <table:table-row table:style-name="TableLine94779865971296">
                    <table:table-cell table:style-name="Table1.A16" office:value-type="string">
                      <text:p text:style-name="P34">Service <text:span text:style-name="T11">gestionnaire</text:span></text:p>
                    </table:table-cell>
                    <table:table-cell table:style-name="Table1.B16" office:value-type="string">
                      <text:p text:style-name="P55"><text:text-input text:description="">subact_v.display_voc('manager')</text:text-input></text:p>
                    </table:table-cell>
                  </table:table-row>
                  <table:table-row table:style-name="TableLine94779865971680">
                    <table:table-cell table:style-name="Table1.A16" office:value-type="string">
                      <text:p text:style-name="P37"><office:annotation><dc:creator>bleybaert</dc:creator><dc:date>2020-02-12T14:18:02.875832968</dc:date><meta:creator-initials>ble</meta:creator-initials><text:p text:style-name="P78"><text:span text:style-name="T15">do row if view.keep_field('sb', 'responsible') and subact.responsible</text:span></text:p></office:annotation>Porteur de l'action</text:p>
                    </table:table-cell>
                    <table:table-cell table:style-name="Table1.B16" office:value-type="string">
                      <text:p text:style-name="P55"><text:text-input text:description="">subact_v.display_voc('responsible')</text:text-input></text:p>
                    </table:table-cell>
                  </table:table-row>
                  <table:table-row table:style-name="TableLine94779865972640">
                    <table:table-cell table:style-name="Table1.A16" office:value-type="string">
                      <text:p text:style-name="P34"><office:annotation><dc:creator>sge </dc:creator><dc:date>2013-10-21T23:33:12</dc:date><text:p text:style-name="P78"><text:span text:style-name="T15">do row if view.keep_field('sb', 'extra_concerned_people') and subact_v.get_value('extra_concerned_people')</text:span></text:p></office:annotation>Partenaires</text:p>
                    </table:table-cell>
                    <table:table-cell table:style-name="Table1.B16" office:value-type="string">
                      <text:p text:style-name="P55"><office:annotation><dc:creator>sge </dc:creator><dc:date>2013-06-17T12:54:19</dc:date><text:p text:style-name="P78"><text:span text:style-name="T15">do text</text:span></text:p><text:p text:style-name="P78"><text:span text:style-name="T15">from xhtml(subact_v.display_text_as_html('extra_concerned_people'))</text:span></text:p></office:annotation>champ extra_concerned_people</text:p>
                    </table:table-cell>
                  </table:table-row>
                  <table:table-row table:style-name="TableLine94779865973296">
                    <table:table-cell table:style-name="Table1.A16" office:value-type="string">
                      <text:p text:style-name="P39"><office:annotation><dc:creator>bleybaert</dc:creator><dc:date>2020-02-12T15:10:12.457694162</dc:date><meta:creator-initials>ble</meta:creator-initials><text:p text:style-name="P78"><text:span text:style-name="T15">do row if view.keep_field('sb', 'projection')</text:span></text:p></office:annotation>Projections</text:p>
                    </table:table-cell>
                    <table:table-cell table:style-name="Table1.B16" office:value-type="string">
                      <text:p text:style-name="P60"><office:annotation><dc:creator>bleybaert</dc:creator><dc:date>2020-02-12T15:11:31.412785309</dc:date><meta:creator-initials>ble</meta:creator-initials><text:p text:style-name="P78"><text:span text:style-name="T15">do text if subact.projection</text:span></text:p><text:p text:style-name="P78"><text:span text:style-name="T15">from xhtml(subact_v.display_widget('IAnalyticBudget.projection'))</text:span></text:p></office:annotation>projection</text:p>
                    </table:table-cell>
                  </table:table-row>
                  <table:table-row table:style-name="TableLine94779865974064">
                    <table:table-cell table:style-name="Table1.A16" office:value-type="string">
                      <text:p text:style-name="P39"><office:annotation><dc:creator>bleybaert</dc:creator><dc:date>2020-02-12T15:11:07.244805064</dc:date><meta:creator-initials>ble</meta:creator-initials><text:p text:style-name="P78"><text:span text:style-name="T15">do row if view.keep_field('sb', 'IAnalyticBudget.analytic_budget')</text:span></text:p></office:annotation>Budget <text:soft-page-break/>analytique</text:p>
                    </table:table-cell>
                    <table:table-cell table:style-name="Table1.B16" office:value-type="string">
                      <text:p text:style-name="P60"><office:annotation><dc:creator>bleybaert</dc:creator><dc:date>2020-02-12T15:12:12.754750264</dc:date><meta:creator-initials>ble</meta:creator-initials><text:p text:style-name="P78"><text:span text:style-name="T15">do text if subact.analytic_budget</text:span></text:p><text:p text:style-name="P78"><text:span text:style-name="T15">from xhtml(subact_v.display_widget('analytic_budget'))</text:span></text:p></office:annotation>budg<text:span text:style-name="T12">et</text:span> analytique</text:p>
                    </table:table-cell>
                  </table:table-row>
                  <table:table-row table:style-name="TableLine94779865974832">
                    <table:table-cell table:style-name="Table1.A16" office:value-type="string">
                      <text:p text:style-name="P34"><office:annotation><dc:creator>bleybaert</dc:creator><dc:date>2020-02-10T15:48:54.328043652</dc:date><meta:creator-initials>ble</meta:creator-initials><text:p text:style-name="P78"><text:span text:style-name="T15">do row if view.keep_field('sb', 'budget')</text:span></text:p></office:annotation>Budget propre</text:p>
                    </table:table-cell>
                    <table:table-cell table:style-name="Table1.B16" office:value-type="string">
                      <text:p text:style-name="P55"><office:annotation><dc:creator>sge </dc:creator><dc:date>2013-06-17T12:34:05</dc:date><text:p text:style-name="P78"><text:span text:style-name="T15">do text if subact.budget</text:span></text:p><text:p text:style-name="P78"><text:span text:style-name="T15">from xhtml(subact_v.getOwnBudget())</text:span></text:p></office:annotation>champ budget</text:p>
                    </table:table-cell>
                  </table:table-row>
                  <table:table-row table:style-name="TableLine94779865975600">
                    <table:table-cell table:style-name="Table1.A16" office:value-type="string">
                      <text:p text:style-name="P34"><office:annotation><dc:creator>sge </dc:creator><dc:date>2013-10-18T15:36:30</dc:date><text:p text:style-name="P78"><text:span text:style-name="T15">do row if view.keep_field('sb', 'budget_comments') and subact_v.get_value('budget_comments')</text:span></text:p></office:annotation>Commentaires budget</text:p>
                    </table:table-cell>
                    <table:table-cell table:style-name="Table1.B16" office:value-type="string">
                      <text:p text:style-name="P55"><office:annotation><dc:creator>sge </dc:creator><dc:date>2013-09-18T13:05:33</dc:date><text:p text:style-name="P78"><text:span text:style-name="T15">do text</text:span></text:p><text:p text:style-name="P78"><text:span text:style-name="T15">from subact_v.render_xhtml('budget_comments')</text:span></text:p></office:annotation>champ budget_comments</text:p>
                    </table:table-cell>
                  </table:table-row>
                  <table:table-row table:style-name="TableLine94779865976368">
                    <table:table-cell table:style-name="Table1.A15" office:value-type="string">
                      <text:p text:style-name="P34"><office:annotation><dc:creator>bleybaert</dc:creator><dc:date>2020-02-10T15:49:55.058128727</dc:date><meta:creator-initials>ble</meta:creator-initials><text:p text:style-name="P78"><text:span text:style-name="T15">do row if view.keep_field('sb', 'progress')</text:span></text:p></office:annotation>Progression</text:p>
                    </table:table-cell>
                    <table:table-cell table:style-name="Table1.B15" office:value-type="string">
                      <text:p text:style-name="P55"><text:text-input text:description="">subact_v.get_value('progress')</text:text-input></text:p>
                    </table:table-cell>
                  </table:table-row>
                  <table:table-row table:style-name="TableLine94779865977936">
                    <table:table-cell table:style-name="Table1.A16" office:value-type="string">
                      <text:p text:style-name="P34"><office:annotation><dc:creator>sge </dc:creator><dc:date>2013-10-18T15:36:44</dc:date><text:p text:style-name="P78"><text:span text:style-name="T15">do row if view.keep_field('sb', 'observation') and subact_v.get_value('observation')</text:span></text:p></office:annotation>Constat</text:p>
                    </table:table-cell>
                    <table:table-cell table:style-name="Table1.B16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observation')</text:span></text:p></office:annotation>champ observation</text:p>
                    </table:table-cell>
                  </table:table-row>
                  <table:table-row table:style-name="TableLine94779865978704">
                    <table:table-cell table:style-name="Table1.A17" office:value-type="string">
                      <text:p text:style-name="P34"><office:annotation><dc:creator>sge </dc:creator><dc:date>2013-10-18T15:36:44</dc:date><text:p text:style-name="P78"><text:span text:style-name="T15">do row if view.keep_field('sb', 'comments') and subact_v.get_value('comments')</text:span></text:p></office:annotation>Commentaires</text:p>
                    </table:table-cell>
                    <table:table-cell table:style-name="Table1.B17" office:value-type="string">
                      <text:p text:style-name="P55"><office:annotation><dc:creator>sge </dc:creator><dc:date>2013-06-17T13:13:51</dc:date><text:p text:style-name="P78"><text:span text:style-name="T15">do text</text:span></text:p><text:p text:style-name="P78"><text:span text:style-name="T15">from subact_v.render_xhtml('comments')</text:span></text:p></office:annotation>champ comments</text:p>
                    </table:table-cell>
                  </table:table-row>
                  <table:table-row table:style-name="TableLine94779865980272">
                    <table:table-cell table:style-name="Table1.A18" office:value-type="string">
                      <text:p text:style-name="P33"><text:span text:style-name="T9"><office:annotation><dc:creator>bleybaert</dc:creator><dc:date>2020-01-28T10:33:40.092793536</dc:date><meta:creator-initials>ble</meta:creator-initials><text:p text:style-name="P78"><text:span text:style-name="T15">do row if hasattr(subact, 'sdgs') and view.keep_field('sb', 'sdgs') and subact.sdgs</text:span></text:p></office:annotation></text:span>O.D.D.</text:p>
                    </table:table-cell>
                    <table:table-cell table:style-name="Table1.B18" office:value-type="string">
                      <text:p text:style-name="P54"><text:text-input text:description="">subact_v.display_voc('sdgs')</text:text-input></text:p>
                    </table:table-cell>
                  </table:table-row>
                  <table:table-row table:style-name="TableLine94779865981840">
                    <table:table-cell table:style-name="Table1.A19" office:value-type="string">
                      <text:p text:style-name="P40"><office:annotation><dc:creator>sge </dc:creator><dc:date>2013-10-18T15:09:43</dc:date><text:p text:style-name="P78"><text:span text:style-name="T15">do row if view.keep_field('sb', 'plan') and hasattr(subact, 'plan') and subact.plan</text:span></text:p></office:annotation>Plan</text:p>
                    </table:table-cell>
                    <table:table-cell table:style-name="Table1.B19" office:value-type="string">
                      <text:p text:style-name="P64"><text:text-input text:description="">subact_v.display_voc('plan')</text:text-input></text:p>
                    </table:table-cell>
                  </table:table-row>
                </table:table>
                <text:p text:style-name="P8"/>
                <text:section text:style-name="Sect1" text:name="Section Sous-Tache">
                  <text:p text:style-name="P9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subact, skip_states=view.skip_states())</text:span></text:p></office:annotation></text:p>
                  <table:table table:name="Table2" table:style-name="Table2">
                    <table:table-column table:style-name="Table2.A"/>
                    <table:table-column table:style-name="Table2.B"/>
                    <table:table-row table:style-name="TableLine94779865987456">
                      <table:table-cell table:style-name="Table2.A1" table:number-columns-spanned="2" office:value-type="string">
                        <text:list xml:id="list130849782945661" text:continue-numbering="true" text:style-name="numerotation_20_pst"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h text:style-name="P77" text:outline-level="5"><text:bookmark-start text:name="__RefHeading___Toc4581_1957847879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4581_1957847879"/></text:h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able:table-cell>
                      <table:covered-table-cell/>
                    </table:table-row>
                    <table:table-row table:style-name="TableLine94779865992528">
                      <table:table-cell table:style-name="Table2.A2" office:value-type="string">
                        <text:p text:style-name="P35"><office:annotation><dc:creator>sge </dc:creator><dc:date>2013-10-21T23:29:43</dc:date><text:p text:style-name="P78"><text:span text:style-name="T15">do row if task_v.get_value('task_description')</text:span></text:p></office:annotation>Description</text:p>
                      </table:table-cell>
                      <table:table-cell table:style-name="Table2.B2" office:value-type="string">
                        <text:p text:style-name="P56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  </table:table-cell>
                    </table:table-row>
                    <table:table-row table:style-name="TableLine94779866046576">
                      <table:table-cell table:style-name="Table2.A3" office:value-type="string">
                        <text:p text:style-name="P25">Service</text:p>
                      </table:table-cell>
                      <table:table-cell table:style-name="Table2.B3" office:value-type="string">
                        <text:p text:style-name="P46"><text:text-input text:description="">task_v.display_voc('assigned_group')</text:text-input></text:p>
                      </table:table-cell>
                    </table:table-row>
                    <table:table-row table:style-name="TableLine94779866041728">
                      <table:table-cell table:style-name="Table2.A4" office:value-type="string">
                        <text:p text:style-name="P25">Utilisateur</text:p>
                      </table:table-cell>
                      <table:table-cell table:style-name="Table2.B4" office:value-type="string">
                        <text:p text:style-name="P43"><text:text-input text:description="">task_v.display_voc('assigned_user')</text:text-input></text:p>
                      </table:table-cell>
                    </table:table-row>
                    <table:table-row table:style-name="TableLine94779866057056">
                      <table:table-cell table:style-name="Table2.A5" office:value-type="string">
                        <text:p text:style-name="P35">Échéance</text:p>
                      </table:table-cell>
                      <table:table-cell table:style-name="Table2.B5" office:value-type="string">
                        <text:p text:style-name="P43"><text:text-input text:description="">task_v.display_date('due_date')</text:text-input></text:p>
                      </table:table-cell>
                    </table:table-row>
                  </table:table>
                  <text:p text:style-name="P9"/>
                </text:section>
                <text:p text:style-name="P8"/>
              </text:section>
              <text:p text:style-name="P4"/>
              <text:section text:style-name="Sect1" text:name="Section Tache">
                <text:p text:style-name="P6"><office:annotation><dc:creator>sge</dc:creator><dc:date>2016-11-24T11:10:56</dc:date><text:p text:style-name="P78"><text:span text:style-name="T15">do section- if with_tasks</text:span></text:p><text:p text:style-name="P78"><text:span text:style-name="T15">for task in view.getTasks(action=act, skip_states=view.skip_states())</text:span></text:p></office:annotation></text:p>
                <table:table table:name="Tableau3" table:style-name="Tableau3">
                  <table:table-column table:style-name="Tableau3.A"/>
                  <table:table-column table:style-name="Tableau3.B"/>
                  <table:table-row table:style-name="TableLine94779865996880">
                    <table:table-cell table:style-name="Tableau3.A1" table:number-columns-spanned="2" office:value-type="string">
                      <text:list xml:id="list130850064477912" text:continue-numbering="true" text:style-name="numerotation_20_pst"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h text:style-name="P75" text:outline-level="4"><text:bookmark-start text:name="__RefHeading___Toc65921_3142966516"/><office:annotation><dc:creator>sge</dc:creator><dc:date>2016-09-06T13:13:34</dc:date><text:p text:style-name="P78"><text:span text:style-name="T15">do table with task_v=view.getDGHV(task)</text:span></text:p></office:annotation><text:span text:style-name="T6"><text:text-input text:description="">task.Title()</text:text-input></text:span><text:bookmark-end text:name="__RefHeading___Toc65921_3142966516"/></text:h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able:table-cell>
                    <table:covered-table-cell/>
                  </table:table-row>
                  <table:table-row table:style-name="TableLine94779866063424">
                    <table:table-cell table:style-name="Tableau3.A2" office:value-type="string">
                      <text:p text:style-name="P23"><office:annotation><dc:creator>sge </dc:creator><dc:date>2013-10-21T23:29:43</dc:date><text:p text:style-name="P78"><text:span text:style-name="T15">do row if task_v.get_value('task_description')</text:span></text:p></office:annotation>Description</text:p>
                    </table:table-cell>
                    <table:table-cell table:style-name="Tableau3.B2" office:value-type="string">
                      <text:p text:style-name="P44"><office:annotation><dc:creator>sge </dc:creator><dc:date>2013-10-21T23:27:35</dc:date><text:p text:style-name="P78"><text:span text:style-name="T15">do text</text:span></text:p><text:p text:style-name="P78"><text:span text:style-name="T15">from task_v.render_xhtml('task_description')</text:span></text:p></office:annotation>champ description</text:p>
                    </table:table-cell>
                  </table:table-row>
                  <table:table-row table:style-name="TableLine94779866112240">
                    <table:table-cell table:style-name="Tableau3.A3" office:value-type="string">
                      <text:p text:style-name="P24">Service</text:p>
                    </table:table-cell>
                    <table:table-cell table:style-name="Tableau3.B3" office:value-type="string">
                      <text:p text:style-name="P45"><text:text-input text:description="">task_v.display_voc('assigned_group')</text:text-input></text:p>
                    </table:table-cell>
                  </table:table-row>
                  <table:table-row table:style-name="TableLine94779866107952">
                    <table:table-cell table:style-name="Tableau3.A4" office:value-type="string">
                      <text:p text:style-name="P24">Utilisateur</text:p>
                    </table:table-cell>
                    <table:table-cell table:style-name="Tableau3.B4" office:value-type="string">
                      <text:p text:style-name="P42"><text:text-input text:description="">task_v.display_voc('assigned_user')</text:text-input></text:p>
                    </table:table-cell>
                  </table:table-row>
                  <table:table-row table:style-name="TableLine94779866122720">
                    <table:table-cell table:style-name="Tableau3.A5" office:value-type="string">
                      <text:p text:style-name="P23">Échéance</text:p>
                    </table:table-cell>
                    <table:table-cell table:style-name="Tableau3.B5" office:value-type="string">
                      <text:p text:style-name="P41"><text:text-input text:description="">task_v.display_date('due_date')</text:text-input></text:p>
                    </table:table-cell>
                  </table:table-row>
                </table:table>
                <text:p text:style-name="P7"/>
              </text:section>
              <text:p text:style-name="P4"/>
            </text:section>
            <text:p text:style-name="P11"/>
          </text:section>
          <text:p text:style-name="P11"/>
        </text:section>
        <text:p text:style-name="P13"/>
      </text:section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2" svg:font-family="Verdana" style:font-family-generic="swiss" style:font-pitch="variable"/>
    <style:font-face style:name="Verdana1" svg:font-family="Verdana" style:font-adornments="Gras" style:font-family-generic="swiss" style:font-pitch="variable"/>
    <style:font-face style:name="Verdana" svg:font-family="Verdana" style:font-adornments="Normal" style:font-family-generic="swiss" style:font-pitch="variable"/>
    <style:font-face style:name="Verdana3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Verdana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1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Titre_20_document" style:display-name="Titre document" style:family="paragraph" style:parent-style-name="Standard" style:next-style-name="Standard" style:class="text">
      <loext:graphic-properties draw:fill="none" draw:fill-color="#9999ff"/>
      <style:paragraph-properties fo:margin-top="0cm" fo:margin-bottom="0.199cm" style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loext:opacity="100%" style:font-name="Verdana1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style:contextual-spacing="false" fo:text-indent="0cm" style:auto-text-indent="false" style:page-number="auto">
        <style:tab-stops/>
      </style:paragraph-properties>
      <style:text-properties style:font-name="Verdana1" fo:font-family="Verdana" style:font-style-name="Gras" style:font-family-generic="swiss" style:font-pitch="variable" fo:font-size="13pt" fo:font-weight="bold" style:font-size-asian="10.5pt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 style:class="extra">
      <loext:graphic-properties draw:fill="none" draw:fill-color="#cfe7f5"/>
      <style:paragraph-properties fo:background-color="transparent"/>
      <style:text-properties style:font-name="Verdana1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 style:class="extra">
      <style:text-properties style:font-name="Verdana" fo:font-family="Verdana" style:font-style-name="Normal" style:font-family-generic="swiss" style:font-pitch="variable" fo:font-size="10pt" style:font-size-asian="10.5pt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style:contextual-spacing="false" fo:text-indent="0cm" style:auto-text-indent="false"/>
      <style:text-properties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loext:opacity="100%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loext:opacity="100%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loext:opacity="100%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Verdana1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style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3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style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style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style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style:contextual-spacing="false" fo:background-color="transparent"/>
      <style:text-properties fo:color="#000080" loext:opacity="100%" style:font-name="Verdana1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style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style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style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Titre_20_Tache" style:display-name="Titre Tache" style:family="paragraph" style:parent-style-name="Titre_20_OS" style:next-style-name="Standard" style:default-outline-level="5">
      <style:paragraph-properties fo:margin-left="1cm" fo:margin-right="0cm" fo:text-indent="0cm" style:auto-text-indent="false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Heading_20_8" style:display-name="Heading 8" style:family="paragraph" style:parent-style-name="Heading" style:class="text"/>
    <style:style style:name="Heading_20_10" style:display-name="Heading 10" style:family="paragraph" style:parent-style-name="Heading" style:class="text"/>
    <style:style style:name="Frame_20_contents" style:display-name="Frame contents" style:family="paragraph" style:parent-style-name="Standard" style:class="extra"/>
    <style:style style:name="xSmallText" style:family="paragraph" style:parent-style-name="Tableau_20_valeur">
      <style:text-properties fo:font-size="7pt"/>
    </style:style>
    <style:style style:name="smallText" style:family="paragraph" style:parent-style-name="Tableau_20_valeur">
      <style:text-properties fo:font-size="9pt"/>
    </style:style>
    <style:style style:name="largeText" style:family="paragraph" style:parent-style-name="Tableau_20_valeur">
      <style:text-properties fo:font-size="11pt"/>
    </style:style>
    <style:style style:name="xLargeText" style:family="paragraph" style:parent-style-name="Tableau_20_valeur">
      <style:text-properties fo:font-size="13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uleur_20_niv_20_1" style:display-name="Couleur niv 1" style:family="text">
      <style:text-properties style:font-name="Verdana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3" fo:font-family="Verdana" style:font-style-name="Regular" style:font-family-generic="swiss" style:font-pitch="variable" fo:font-size="9pt" style:font-size-asian="12pt" style:font-name-complex="Lohit Hindi1" style:font-family-complex="'Lohit Hindi'" loext:padding="0.049cm" loext:border="0.51pt solid #3399ff"/>
    </style:style>
    <style:style style:name="Couleur_20_niv_20_5" style:display-name="Couleur niv 5" style:family="text">
      <style:text-properties style:font-name="Verdana3" fo:font-family="Verdana" style:font-style-name="Regular" style:font-family-generic="swiss" style:font-pitch="variable" fo:font-size="8pt" loext:padding="0.049cm" loext:border="0.06pt solid #66fff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Couleur_20_niv_20_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Couleur_20_niv_20_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Couleur_20_niv_20_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Couleur_20_niv_20_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Couleur_20_niv_20_5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9.001cm" style:type="center"/>
          <style:tab-stop style:position="9.82cm"/>
          <style:tab-stop style:position="18.002cm" style:type="right"/>
        </style:tab-stops>
      </style:paragraph-properties>
    </style:style>
    <style:style style:name="MT1" style:family="text">
      <style:text-properties officeooo:rsid="008d528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fo:border="none" fo:padding="0.04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shadow="none" fo:background-color="transparent" style:dynamic-spacing="fals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span text:style-name="MT1">Page </text:span><text:span text:style-name="MT1"><text:page-number text:select-page="current">4</text:page-number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ge</meta:initial-creator>
    <meta:creation-date>2016-08-30T11:39:05.323537757</meta:creation-date>
    <meta:generator>LibreOffice/7.0.2.2$Linux_X86_64 LibreOffice_project/00$Build-2</meta:generator>
    <dc:date>2021-05-11T13:08:49.094756572</dc:date>
    <meta:editing-duration>P2DT23H58M23S</meta:editing-duration>
    <meta:editing-cycles>480</meta:editing-cycles>
    <meta:document-statistic meta:table-count="6" meta:image-count="0" meta:object-count="0" meta:page-count="4" meta:paragraph-count="169" meta:word-count="357" meta:character-count="3221" meta:non-whitespace-character-count="3106"/>
  </office:meta>
</office:document-meta>
</file>